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10.014cm"/>
    </style:style>
    <style:style style:name="co10" style:family="table-column">
      <style:table-column-properties fo:break-before="auto" style:column-width="2.261cm"/>
    </style:style>
    <style:style style:name="co11" style:family="table-column">
      <style:table-column-properties fo:break-before="auto" style:column-width="2.93cm"/>
    </style:style>
    <style:style style:name="co12" style:family="table-column">
      <style:table-column-properties fo:break-before="auto" style:column-width="3.485cm"/>
    </style:style>
    <style:style style:name="co13" style:family="table-column">
      <style:table-column-properties fo:break-before="auto" style:column-width="6.675cm"/>
    </style:style>
    <style:style style:name="co14" style:family="table-column">
      <style:table-column-properties fo:break-before="auto" style:column-width="1.062cm"/>
    </style:style>
    <style:style style:name="co15" style:family="table-column">
      <style:table-column-properties fo:break-before="auto" style:column-width="4.272cm"/>
    </style:style>
    <style:style style:name="co16" style:family="table-column">
      <style:table-column-properties fo:break-before="auto" style:column-width="4.228cm"/>
    </style:style>
    <style:style style:name="co17" style:family="table-column">
      <style:table-column-properties fo:break-before="auto" style:column-width="4.004cm"/>
    </style:style>
    <style:style style:name="co18" style:family="table-column">
      <style:table-column-properties fo:break-before="auto" style:column-width="2.268cm"/>
    </style:style>
    <style:style style:name="co19" style:family="table-column">
      <style:table-column-properties fo:break-before="auto" style:column-width="12.462cm"/>
    </style:style>
    <style:style style:name="co20" style:family="table-column">
      <style:table-column-properties fo:break-before="auto" style:column-width="16.021cm"/>
    </style:style>
    <style:style style:name="co21" style:family="table-column">
      <style:table-column-properties fo:break-before="auto" style:column-width="2.314cm"/>
    </style:style>
    <style:style style:name="co22" style:family="table-column">
      <style:table-column-properties fo:break-before="auto" style:column-width="2.536cm"/>
    </style:style>
    <style:style style:name="co23" style:family="table-column">
      <style:table-column-properties fo:break-before="auto" style:column-width="3.471cm"/>
    </style:style>
    <style:style style:name="co24" style:family="table-column">
      <style:table-column-properties fo:break-before="auto" style:column-width="5.83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728cm" fo:break-before="auto" style:use-optimal-row-height="false"/>
    </style:style>
    <style:style style:name="ro6" style:family="table-row">
      <style:table-row-properties style:row-height="0.651cm" fo:break-before="auto" style:use-optimal-row-height="false"/>
    </style:style>
    <style:style style:name="ro7" style:family="table-row">
      <style:table-row-properties style:row-height="3.882cm" fo:break-before="auto" style:use-optimal-row-height="false"/>
    </style:style>
    <style:style style:name="ro8" style:family="table-row">
      <style:table-row-properties style:row-height="2.208cm" fo:break-before="auto" style:use-optimal-row-height="false"/>
    </style:style>
    <style:style style:name="ro9" style:family="table-row">
      <style:table-row-properties style:row-height="2.544cm" fo:break-before="auto" style:use-optimal-row-height="false"/>
    </style:style>
    <style:style style:name="ro10" style:family="table-row">
      <style:table-row-properties style:row-height="4.217cm" fo:break-before="auto" style:use-optimal-row-height="false"/>
    </style:style>
    <style:style style:name="ro11" style:family="table-row">
      <style:table-row-properties style:row-height="2.877cm" fo:break-before="auto" style:use-optimal-row-height="false"/>
    </style:style>
    <style:style style:name="ro12" style:family="table-row">
      <style:table-row-properties style:row-height="1.873cm" fo:break-before="auto" style:use-optimal-row-height="false"/>
    </style:style>
    <style:style style:name="ro13" style:family="table-row">
      <style:table-row-properties style:row-height="1.538cm" fo:break-before="auto" style:use-optimal-row-height="false"/>
    </style:style>
    <style:style style:name="ro14" style:family="table-row">
      <style:table-row-properties style:row-height="4.553cm" fo:break-before="auto" style:use-optimal-row-height="false"/>
    </style:style>
    <style:style style:name="ro15" style:family="table-row">
      <style:table-row-properties style:row-height="7.567cm" fo:break-before="auto" style:use-optimal-row-height="false"/>
    </style:style>
    <style:style style:name="ro16" style:family="table-row">
      <style:table-row-properties style:row-height="5.891cm" fo:break-before="auto" style:use-optimal-row-height="false"/>
    </style:style>
    <style:style style:name="ro17" style:family="table-row">
      <style:table-row-properties style:row-height="5.556cm" fo:break-before="auto" style:use-optimal-row-height="false"/>
    </style:style>
    <style:style style:name="ro18" style:family="table-row">
      <style:table-row-properties style:row-height="4.888cm" fo:break-before="auto" style:use-optimal-row-height="false"/>
    </style:style>
    <style:style style:name="ro19" style:family="table-row">
      <style:table-row-properties style:row-height="6.227cm" fo:break-before="auto" style:use-optimal-row-height="false"/>
    </style:style>
    <style:style style:name="ro20" style:family="table-row">
      <style:table-row-properties style:row-height="5.581cm" fo:break-before="auto" style:use-optimal-row-height="false"/>
    </style:style>
    <style:style style:name="ro21" style:family="table-row">
      <style:table-row-properties style:row-height="15.159cm" fo:break-before="auto" style:use-optimal-row-height="true"/>
    </style:style>
    <style:style style:name="ro22" style:family="table-row">
      <style:table-row-properties style:row-height="2.388cm" fo:break-before="auto" style:use-optimal-row-height="true"/>
    </style:style>
    <style:style style:name="ro23" style:family="table-row">
      <style:table-row-properties style:row-height="3.394cm" fo:break-before="auto" style:use-optimal-row-height="true"/>
    </style:style>
    <style:style style:name="ro24" style:family="table-row">
      <style:table-row-properties style:row-height="0.452cm" fo:break-before="auto" style:use-optimal-row-height="false"/>
    </style:style>
    <style:style style:name="ro25" style:family="table-row">
      <style:table-row-properties style:row-height="2.053cm" fo:break-before="auto" style:use-optimal-row-height="true"/>
    </style:style>
    <style:style style:name="ro26" style:family="table-row">
      <style:table-row-properties style:row-height="2.79cm" fo:break-before="auto" style:use-optimal-row-height="false"/>
    </style:style>
    <style:style style:name="ro27" style:family="table-row">
      <style:table-row-properties style:row-height="3.727cm" fo:break-before="auto" style:use-optimal-row-height="true"/>
    </style:style>
    <style:style style:name="ro28" style:family="table-row">
      <style:table-row-properties style:row-height="2.723cm" fo:break-before="auto" style:use-optimal-row-height="true"/>
    </style:style>
    <style:style style:name="ro29" style:family="table-row">
      <style:table-row-properties style:row-height="1.718cm" fo:break-before="auto" style:use-optimal-row-height="true"/>
    </style:style>
    <style:style style:name="ro30" style:family="table-row">
      <style:table-row-properties style:row-height="1.383cm" fo:break-before="auto" style:use-optimal-row-height="true"/>
    </style:style>
    <style:style style:name="ro31" style:family="table-row">
      <style:table-row-properties style:row-height="1.863cm" fo:break-before="auto" style:use-optimal-row-height="false"/>
    </style:style>
    <style:style style:name="ro32" style:family="table-row">
      <style:table-row-properties style:row-height="2.552cm" fo:break-before="auto" style:use-optimal-row-height="false"/>
    </style:style>
    <style:style style:name="ro33" style:family="table-row">
      <style:table-row-properties style:row-height="4.062cm" fo:break-before="auto" style:use-optimal-row-height="true"/>
    </style:style>
    <style:style style:name="ro34" style:family="table-row">
      <style:table-row-properties style:row-height="4.397cm" fo:break-before="auto" style:use-optimal-row-height="true"/>
    </style:style>
    <style:style style:name="ro35" style:family="table-row">
      <style:table-row-properties style:row-height="4.733cm" fo:break-before="auto" style:use-optimal-row-height="true"/>
    </style:style>
    <style:style style:name="ro36" style:family="table-row">
      <style:table-row-properties style:row-height="3.059cm" fo:break-before="auto" style:use-optimal-row-height="true"/>
    </style:style>
    <style:style style:name="ro37" style:family="table-row">
      <style:table-row-properties style:row-height="5.424cm" fo:break-before="auto" style:use-optimal-row-height="true"/>
    </style:style>
    <style:style style:name="ro38"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style>
    <style:style style:name="ce2" style:family="table-cell" style:parent-style-name="Default" style:data-style-name="N84">
      <style:table-cell-properties style:vertical-align="top"/>
    </style:style>
    <style:style style:name="ce3" style:family="table-cell" style:parent-style-name="Default">
      <style:table-cell-properties style:text-align-source="fix" style:repeat-content="false" style:vertical-align="top"/>
      <style:paragraph-properties fo:text-align="center" fo:margin-left="0cm"/>
    </style:style>
    <style:style style:name="ce4" style:family="table-cell" style:parent-style-name="Default">
      <style:table-cell-properties style:vertical-align="top"/>
      <style:text-properties fo:color="#ff3333"/>
    </style:style>
    <style:style style:name="ce5" style:family="table-cell" style:parent-style-name="Default">
      <style:table-cell-properties style:vertical-align="top"/>
      <style:text-properties fo:color="#808080"/>
    </style:style>
    <style:style style:name="ce6"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1" style:family="table-cell" style:parent-style-name="Default">
      <style:text-properties style:use-window-font-color="true" style:font-name="ＭＳ ゴシック" fo:font-size="12pt" style:font-name-asian="ＭＳ ゴシック" style:font-size-asian="12pt" style:font-size-complex="12pt"/>
    </style:style>
    <style:style style:name="ce22"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4"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5"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6"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27"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0"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3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3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1"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42"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3"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44"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45"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4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47" style:family="table-cell" style:parent-style-name="Default">
      <style:table-cell-properties fo:wrap-option="no-wrap"/>
    </style:style>
    <style:style style:name="ce48" style:family="table-cell" style:parent-style-name="Default">
      <style:table-cell-properties fo:wrap-option="wrap"/>
    </style:style>
    <style:style style:name="ce4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50" style:family="table-cell" style:parent-style-name="Default">
      <style:text-properties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57" style:family="table-cell" style:parent-style-name="Default" style:data-style-name="N115">
      <style:table-cell-properties style:rotation-align="none"/>
      <style:text-properties style:font-name="ＭＳ ゴシック" style:font-name-asian="ＭＳ ゴシック"/>
    </style:style>
    <style:style style:name="ce58" style:family="table-cell" style:parent-style-name="Default">
      <style:table-cell-properties fo:wrap-option="wrap" style:vertical-align="automatic"/>
      <style:text-properties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5" style:family="table-cell" style:parent-style-name="Default">
      <style:table-cell-properties style:rotation-align="none"/>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cm"/>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font-name-complex=""/>
    </style:style>
    <style:style style:name="T2" style:family="text">
      <style:text-properties style:font-name-asian="ＭＳ ゴシック" style:font-name-complex=""/>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基本操作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19">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973" table:default-cell-style-name="ce10"/>
        <table:table-column table:style-name="co14" table:number-columns-repeated="40" table:default-cell-style-name="Default"/>
        <table:table-row table:style-name="ro4">
          <table:table-cell table:style-name="ce6"/>
          <table:table-cell table:style-name="ce11" office:value-type="string" calcext:value-type="string">
            <text:p>対象画面：通常画面</text:p>
          </table:table-cell>
          <table:table-cell table:style-name="ce7" table:number-columns-repeated="5"/>
          <table:table-cell table:style-name="ce19" office:value-type="string" calcext:value-type="string">
            <text:p>：</text:p>
          </table:table-cell>
          <table:table-cell table:style-name="ce21" table:number-columns-repeated="2"/>
          <table:table-cell table:number-columns-repeated="1014"/>
        </table:table-row>
        <table:table-row table:style-name="ro5">
          <table:table-cell table:style-name="ce7" table:number-columns-repeated="7"/>
          <table:table-cell table:style-name="ce19" office:value-type="string" calcext:value-type="string">
            <text:p>：</text:p>
          </table:table-cell>
          <table:table-cell table:style-name="ce22" table:number-columns-repeated="2"/>
          <table:table-cell table:number-columns-repeated="1014"/>
        </table:table-row>
        <table:table-row table:style-name="ro6">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3"/>
        </table:table-row>
        <table:table-row table:style-name="ro7">
          <table:table-cell table:style-name="ce9" office:value-type="float" office:value="1" calcext:value-type="float">
            <text:p>1</text:p>
          </table:table-cell>
          <table:table-cell table:number-columns-repeated="3" table:style-name="ce13" office:value-type="string" calcext:value-type="string">
            <text:p>ログインボタン</text:p>
          </table:table-cell>
          <table:table-cell table:style-name="ce14" office:value-type="string" calcext:value-type="string">
            <text:p>正常</text:p>
          </table:table-cell>
          <table:table-cell table:style-name="ce16" office:value-type="string" calcext:value-type="string">
            <text:p>1 .ログインボタンを押下する。</text:p>
          </table:table-cell>
          <table:table-cell table:style-name="ce17"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2" calcext:value-type="float">
            <text:p>2</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ログインID入力フォーム</text:p>
          </table:table-cell>
          <table:table-cell table:style-name="ce14" office:value-type="string" calcext:value-type="string">
            <text:p>正常</text:p>
          </table:table-cell>
          <table:table-cell table:style-name="ce16" office:value-type="string" calcext:value-type="string">
            <text:p>1. ログインID入力フォームを押下する。</text:p>
            <text:p>2. キーボード入力を行う。</text:p>
          </table:table-cell>
          <table:table-cell table:style-name="ce18" office:value-type="string" calcext:value-type="string">
            <text:p><text:span text:style-name="T1">(イ.遷移)</text:span></text:p>
            <text:p><text:span text:style-name="T1">1. ユーザID入力フォームにカーソルがフォーカスされること。</text:span></text:p>
            <text:p><text:span text:style-name="T1">2. ユーザID入力欄に文字が入力されること。</text:span></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9" office:value-type="float" office:value="3" calcext:value-type="float">
            <text:p>3</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パスワード入力フォーム</text:p>
          </table:table-cell>
          <table:table-cell table:style-name="ce14" office:value-type="string" calcext:value-type="string">
            <text:p>正常</text:p>
          </table:table-cell>
          <table:table-cell table:style-name="ce16" office:value-type="string" calcext:value-type="string">
            <text:p>1. パスワード入力フォームを押下する。</text:p>
            <text:p>2. キーボード入力を行う。</text:p>
          </table:table-cell>
          <table:table-cell table:style-name="ce18" office:value-type="string" calcext:value-type="string">
            <text:p><text:span text:style-name="T2">(イ.遷移)</text:span></text:p>
            <text:p><text:span text:style-name="T2">1. ユーザID入力フォームにカーソルがフォーカスされること。</text:span></text:p>
            <text:p><text:span text:style-name="T2">2. パスワード入力フォームに文字が入力されること。また、入力された文字が*で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4" calcext:value-type="float">
            <text:p>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5" office:value-type="string" calcext:value-type="string">
            <text:p>正常</text:p>
          </table:table-cell>
          <table:table-cell table:style-name="ce16" office:value-type="string" calcext:value-type="string">
            <text:p>1. キャンセルボタン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5" calcext:value-type="float">
            <text:p>5</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6" calcext:value-type="float">
            <text:p>6</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7" calcext:value-type="float">
            <text:p>7</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会員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会員トップ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以外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8" calcext:value-type="float">
            <text:p>8</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管理者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管理者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9" calcext:value-type="float">
            <text:p>9</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0" calcext:value-type="float">
            <text:p>10</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1" calcext:value-type="float">
            <text:p>11</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2" calcext:value-type="float">
            <text:p>12</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3" calcext:value-type="float">
            <text:p>13</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任意レコードのpassword列の値をsha1で復号した値が入力対象となる。</text:span></text:p>
            <text:p><text:span text:style-name="T2">実行にはweb上のsha1変換ツールを必要とする。</text:span></text:p>
            <text:p><text:span text:style-name="T2">4. 2. で入力したパスワードに対応する会員情報テーブル(user_inf)のレコードのlogin_id列の値を入力する。</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9" office:value-type="float" office:value="14" calcext:value-type="float">
            <text:p>1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8">
          <table:table-cell table:number-columns-repeated="1024"/>
        </table:table-row>
        <table:table-row table:style-name="ro6">
          <table:table-cell table:number-columns-repeated="1024"/>
        </table:table-row>
      </table:table>
      <table:table table:name="会員トップ画面" table:style-name="ta2" table:print-ranges="会員トップ画面.A1:会員トップ画面.K4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会員トップ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会員トップ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会員トップ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お知らせ</text:p>
          </table:table-cell>
          <table:table-cell table:style-name="ce13" office:value-type="string" calcext:value-type="string">
            <text:p>表示情報</text:p>
          </table:table-cell>
          <table:table-cell table:style-name="ce13" office:value-type="string" calcext:value-type="string">
            <text:p>お知らせ(タイトル、本文)</text:p>
          </table:table-cell>
          <table:table-cell table:style-name="ce14" office:value-type="string" calcext:value-type="string">
            <text:p>正常</text:p>
          </table:table-cell>
          <table:table-cell table:style-name="ce16" office:value-type="string" calcext:value-type="string">
            <text:p>1. 会員トップ画面へ遷移する。</text:p>
          </table:table-cell>
          <table:table-cell table:style-name="ce18" office:value-type="string" calcext:value-type="string">
            <text:p>(イ. 遷移)</text:p>
            <text:p>1.お知らせにお知らせタイトル、お知らせ本文が表示されること。</text:p>
            <text:p>※DBに該当する会員へのお知らせが登録されていない場合、何も表示されない。</text:p>
            <text:p>(ロ. データ)</text:p>
            <text:p>1.参照DB</text:p>
            <text:p>message_infテーブル</text:p>
            <text:p>お知らせタイトル : message_title</text:p>
            <text:p>お知らせ本文 : message_content</text:p>
            <text:p>ユーザIDとの紐付確認</text:p>
            <text:p>message_toテーブル</text:p>
            <text:p>ユーザID : user_key</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13" calcext:value-type="float">
            <text:p>13</text:p>
          </table:table-cell>
          <table:table-cell table:style-name="ce13" office:value-type="string" calcext:value-type="string">
            <text:p>予約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16" office:value-type="string" calcext:value-type="string">
            <text:p>1. 会員トップ画面へ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右のボタンを押下して以下の結果が得られること。</text:p>
            <text:p> a.現在の月から最大2ヶ月先までカレンダーを切り替えられること。</text:p>
            <text:p> b.現在の月から2ヶ月先のカレンダーを表示している場合は当該ボタンが非活性となり、押下できなくなること。</text:p>
            <text:p>2.左のボタンを押下して以下の結果が得られること。</text:p>
            <text:p> a.現在の月までカレンダーを切り替えられること。</text:p>
            <text:p> b.現在の月のカレンダーを表示している場合は当該ボタンが非活性となり、押下できなくなること。</text:p>
            <text:p><text:span text:style-name="T1">(ロ. データ)</text:span></text:p>
            <text:p><text:span text:style-name="T1"> a.現在の月の基準はHTTPサーバのシステム日時であること。</text:span></text:p>
            <text:p><text:span text:style-name="T1"> b.現在の月の基準はHTTPサーバのシステム日時であること。</text:span></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会員トップ画面へ遷移する。</text:p>
          </table:table-cell>
          <table:table-cell table:style-name="ce38"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1">(ロ. データ)</text:span></text:p>
            <text:p><text:span text:style-name="T1">1. c 〜 eについては授業時間帯テーブル、受講情報テーブルを参照して状態を確かめている。</text:span></text:p>
            <text:p><text:span text:style-name="T1"> c. 授業時間帯テーブル(time_table_day)の授業日付列(lesson_date)を1月分確認し、存在する日付に対応する日付ボタンをハイライトする。</text:span></text:p>
            <text:p><text:span text:style-name="T1"> d. c.の情報を元に授業情報テーブル(user_classwork)のユーザID(user_key)に紐づくデータ</text:span></text:p>
            <text:p><text:span text:style-name="T1">のみ取得し、予約状況列(user_work_status)の値が1〜3であることを条件とする。</text:span></text:p>
            <text:p><text:span text:style-name="T1"> e. c.の情報を元に授業情報テーブル(user_classwork)のユーザID(user_key)に紐づくデータ</text:span></text:p>
            <text:p><text:span text:style-name="T1">のみ取得し、予約状況列(user_work_status)の値が10〜11であることを条件とする。</text:span></text:p>
            <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薄い灰色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ないこと。</text:p>
            <text:p><text:span text:style-name="T1">(ロ. データ)</text:span></text:p>
            <text:p><text:span text:style-name="T1">1.以下の条件のいずれかが満たされている事。</text:span></text:p>
            <text:p><text:span text:style-name="T1"> a.時間帯テーブル(time_table_day)に同日の時間帯データがないこと。</text:span></text:p>
            <text:p><text:span text:style-name="T1"> b.授業テーブル(classwork)に同日の授業データがないこと。</text:span></text:p>
            <text:p><text:span text:style-name="T1"> c.授業テーブル(classwork)に同日の予約可能な授業データがないこと。予約可能ではない授業の定義は以下の通りとなる。</text:span></text:p>
            <text:p><text:span text:style-name="T1">  c-1.ログインユーザの受講テーマと合致しない授業。</text:span></text:p>
            <text:p><text:span text:style-name="T1">       受講するにはユーザ受講テーブル(user_lesson)テーブルにユーザID(user_key)と受講テーマID(lesson_key)の組み合わせが合致したデータがある必要がある。</text:span></text:p>
            <text:p><text:span text:style-name="T1">  c-2.中止、予約締切、予約不可、満席の授業。</text:span></text:p>
            <text:p><text:span text:style-name="T1">      授業テーブル(classwork)の授業状態(classwork_status)の値が2〜6であること。</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明るい緑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明るい水色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予約済みの授業の情報が記載されていること。</text:p>
            <text:p><text:span text:style-name="T1">(ロ. データ)</text:span></text:p>
            <text:p><text:span text:style-name="T1">1.受講テーブル(user_classwork)に同日の予約済の授業データ(受講状態列(user_work_status)の値が1)があること。</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9" calcext:value-type="float">
            <text:p>19</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黄色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極薄の灰色(非活性)となっている日付を押下する。</text:p>
          </table:table-cell>
          <table:table-cell table:style-name="ce38" office:value-type="string" calcext:value-type="string">
            <text:p>(イ. 遷移)</text:p>
            <text:p>1.以下の条件を満たす事。</text:p>
            <text:p> a. 日ごと授業一覧ダイアログが表示さ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1" calcext:value-type="float">
            <text:p>21</text:p>
          </table:table-cell>
          <table:table-cell table:style-name="ce13" office:value-type="string" calcext:value-type="string">
            <text:p>授業一覧タブ</text:p>
          </table:table-cell>
          <table:table-cell table:number-columns-repeated="2" table:style-name="ce13" office:value-type="string" calcext:value-type="string">
            <text:p>タブ</text:p>
          </table:table-cell>
          <table:table-cell table:style-name="ce34" office:value-type="string" calcext:value-type="string">
            <text:p>正常</text:p>
          </table:table-cell>
          <table:table-cell table:style-name="ce16" office:value-type="string" calcext:value-type="string">
            <text:p>1. 会員トップ画面へ遷移する。</text:p>
          </table:table-cell>
          <table:table-cell table:style-name="ce38" office:value-type="string" calcext:value-type="string">
            <text:p>(イ. 遷移)</text:p>
            <text:p>以下の条件を満たした授業一覧タブが表示されること。</text:p>
            <text:p>1.授業一覧タブ内に以下のものがある</text:p>
            <text:p>・予約中の授業ボタン</text:p>
            <text:p>・受講済の授業ボタン</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2" calcext:value-type="float">
            <text:p>22</text:p>
          </table:table-cell>
          <table:table-cell table:style-name="ce13" office:value-type="string" calcext:value-type="string">
            <text:p>授業一覧タブ</text:p>
          </table:table-cell>
          <table:table-cell table:style-name="ce13" office:value-type="string" calcext:value-type="string">
            <text:p>タブ</text:p>
          </table:table-cell>
          <table:table-cell table:style-name="ce35" office:value-type="string" calcext:value-type="string">
            <text:p>予約中の授業ボタン</text:p>
          </table:table-cell>
          <table:table-cell table:style-name="ce34" office:value-type="string" calcext:value-type="string">
            <text:p>正常</text:p>
          </table:table-cell>
          <table:table-cell table:style-name="ce16" office:value-type="string" calcext:value-type="string">
            <text:p>1.予約中の授業ボタンを押下する。</text:p>
            <text:p/>
          </table:table-cell>
          <table:table-cell table:style-name="ce38" office:value-type="string" calcext:value-type="string">
            <text:p>(イ. 遷移)</text:p>
            <text:p>1.予約中の授業一覧が表示されること。(会員トップ画面初期表示時は変化なし)</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3" calcext:value-type="float">
            <text:p>23</text:p>
          </table:table-cell>
          <table:table-cell table:style-name="ce13" office:value-type="string" calcext:value-type="string">
            <text:p>授業一覧タブ</text:p>
          </table:table-cell>
          <table:table-cell table:style-name="ce13" office:value-type="string" calcext:value-type="string">
            <text:p>タブ</text:p>
          </table:table-cell>
          <table:table-cell table:style-name="ce13" office:value-type="string" calcext:value-type="string">
            <text:p>受講済の授業ボタン</text:p>
          </table:table-cell>
          <table:table-cell table:style-name="ce34" office:value-type="string" calcext:value-type="string">
            <text:p>正常</text:p>
          </table:table-cell>
          <table:table-cell table:style-name="ce16" office:value-type="string" calcext:value-type="string">
            <text:p>1.受講済の授業ボタンを押下する。</text:p>
            <text:p/>
          </table:table-cell>
          <table:table-cell table:style-name="ce38" office:value-type="string" calcext:value-type="string">
            <text:p>(イ. 遷移)</text:p>
            <text:p>1.受講済の授業一覧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4" calcext:value-type="float">
            <text:p>24</text:p>
          </table:table-cell>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作品テーマセレクトメニュー</text:p>
          </table:table-cell>
          <table:table-cell table:style-name="ce34" office:value-type="string" calcext:value-type="string">
            <text:p>正常</text:p>
          </table:table-cell>
          <table:table-cell table:style-name="ce16" office:value-type="string" calcext:value-type="string">
            <text:p>1.作品テーマセレクトメニューを押下する</text:p>
            <text:p>2.任意のテーマを押下する。</text:p>
            <text:p>3.テーマを複数選択する。</text:p>
          </table:table-cell>
          <table:table-cell table:style-name="ce38"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able:table-cell>
          <table:table-cell table:style-name="ce20" table:number-columns-repeated="2"/>
          <table:table-cell table:style-name="ce23"/>
          <table:table-cell table:style-name="ce46" office:value-type="string" calcext:value-type="string">
            <text:p><text:span text:style-name="T2">プラットフォーム、ブラウザにより選択操作が違うため主な例を以下に記述する。</text:span></text:p>
            <text:p><text:span text:style-name="T2">PC Chrome : テーマをドラッグして複数選択する。</text:span></text:p>
            <text:p><text:span text:style-name="T2">IOS Safari : テーマをタップして複数選択する。</text:span></text:p>
          </table:table-cell>
          <table:table-cell table:number-columns-repeated="1013"/>
        </table:table-row>
        <table:table-row table:style-name="ro9">
          <table:table-cell table:style-name="ce28" office:value-type="float" office:value="25" calcext:value-type="float">
            <text:p>25</text:p>
          </table:table-cell>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テーマは授業テーブル(classwork)の授業テーマID(lesson_key)別で絞り込まれる。</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6" calcext:value-type="float">
            <text:p>26</text:p>
          </table:table-cell>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テーマ絞り込み</text:p>
          </table:table-cell>
          <table:table-cell table:style-name="ce34" office:value-type="string" calcext:value-type="string">
            <text:p>正常</text:p>
          </table:table-cell>
          <table:table-cell table:style-name="ce16" office:value-type="string" calcext:value-type="string">
            <text:p>1. 作品テーマセレクトメニューを押下する</text:p>
            <text:p>2. 任意のテーマを押下する。</text:p>
            <text:p>③テーマを複数選択する。</text:p>
            <text:p>プラットフォーム、ブラウザにより操作方法が違うため主な例を以下に記述する。</text:p>
            <text:p>PC Chrome : テーマをドラッグして複数選択する。</text:p>
            <text:p>IOS Safari : テーマをタップして複数選択する。</text:p>
          </table:table-cell>
          <table:table-cell table:style-name="ce38" office:value-type="string" calcext:value-type="string">
            <text:p>(イ. 遷移)ユーザが受講可能なテーマが全て表示されていること。</text:p>
            <text:p>②選択したテーマが選択状態になること。</text:p>
            <text:p>③選択した全てのテーマが選択状態にな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27" calcext:value-type="float">
            <text:p>27</text:p>
          </table:table-cell>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絞り込み</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結果(授業情報)の取得条件は以下の通りとなる。</text:span></text:p>
            <text:p><text:span text:style-name="T1"> a.受講テーブル(user_classwork)のユーザID列(user_key)の値がログインユーザのIDとが一致し、受講状態列(user_work_status)の値が予約(1)となっているデータが取得対象となる。</text:span></text:p>
            <text:p><text:span text:style-name="T1">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28" calcext:value-type="float">
            <text:p>28</text:p>
          </table:table-cell>
          <table:table-cell table:style-name="ce13" office:value-type="string" calcext:value-type="string">
            <text:p>予約中の授業一覧</text:p>
          </table:table-cell>
          <table:table-cell table:style-name="ce13" office:value-type="string" calcext:value-type="string">
            <text:p>授業データ</text:p>
          </table:table-cell>
          <table:table-cell table:style-name="ce13" office:value-type="string" calcext:value-type="string">
            <text:p>予約中の授業一覧</text:p>
          </table:table-cell>
          <table:table-cell table:style-name="ce34" office:value-type="string" calcext:value-type="string">
            <text:p>正常</text:p>
          </table:table-cell>
          <table:table-cell table:style-name="ce16" office:value-type="string" calcext:value-type="string">
            <text:p>1. 授業一覧タブの予約中の授業ボタンを押下する。</text:p>
          </table:table-cell>
          <table:table-cell table:style-name="ce38" office:value-type="string" calcext:value-type="string">
            <text:p>(イ. 遷移)</text:p>
            <text:p>1.予約中の授業一覧に予約済の授業のデータが全て表示されること。</text:p>
            <text:p>  また、予約中の授業一覧に以下のデータが表示されること。</text:p>
            <text:p> a.開催日時</text:p>
            <text:p> b.テーマ</text:p>
            <text:p> c.店舗</text:p>
            <text:p> d.料金(円)</text:p>
            <text:p> e.ポイント(その授業を受講することで獲得するポイント)</text:p>
            <text:p><text:span text:style-name="T1">(ロ. データ)</text:span></text:p>
            <text:p><text:span text:style-name="T1">1.データの内訳は以下の通りとなる。</text:span></text:p>
            <text:p><text:span text:style-name="T1"> a.開催日時 : 時間帯テーブル(time_table_day)の授業日付(lesson_date)の値と開始時間列(start_time)の値 + 終了時間列(end_time)の値</text:span></text:p>
            <text:p><text:span text:style-name="T1"> b.テーマ : 授業情報テーブル(lesson_inf)のテーマ名列(lesson_name)の値</text:span></text:p>
            <text:p><text:span text:style-name="T1"> c.店舗 : 店舗情報テーブル(school_inf)の店舗名列(school_name)の値</text:span></text:p>
            <text:p><text:span text:style-name="T1"> d.料金 : 受講テーブル(user_classwork)の受講料列(user_classwork_cost)の値</text:span></text:p>
            <text:p><text:span text:style-name="T1"> e.ポイント : 受講テーブル(user_classwork)の獲得ポイント列(get_point)の値</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29" calcext:value-type="float">
            <text:p>29</text:p>
          </table:table-cell>
          <table:table-cell table:style-name="ce13" office:value-type="string" calcext:value-type="string">
            <text:p>予約中の授業一覧</text:p>
          </table:table-cell>
          <table:table-cell table:style-name="ce13" office:value-type="string" calcext:value-type="string">
            <text:p>授業データ</text:p>
          </table:table-cell>
          <table:table-cell table:style-name="ce13" office:value-type="string" calcext:value-type="string">
            <text:p>予約中の授業一覧</text:p>
          </table:table-cell>
          <table:table-cell table:style-name="ce34" office:value-type="string" calcext:value-type="string">
            <text:p>正常</text:p>
          </table:table-cell>
          <table:table-cell table:style-name="ce16" office:value-type="string" calcext:value-type="string">
            <text:p>1.予約中の授業一覧の任意の授業データを押下する。</text:p>
          </table:table-cell>
          <table:table-cell table:style-name="ce38" office:value-type="string" calcext:value-type="string">
            <text:p>(イ. 遷移)</text:p>
            <text:p>1.授業キャンセル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0" calcext:value-type="float">
            <text:p>30</text:p>
          </table:table-cell>
          <table:table-cell table:style-name="ce13" office:value-type="string" calcext:value-type="string">
            <text:p>受講済の授業</text:p>
          </table:table-cell>
          <table:table-cell table:style-name="ce13" office:value-type="string" calcext:value-type="string">
            <text:p>絞込フォーム</text:p>
          </table:table-cell>
          <table:table-cell table:style-name="ce13" office:value-type="string" calcext:value-type="string">
            <text:p>作品テーマセレクトメニュー</text:p>
          </table:table-cell>
          <table:table-cell table:style-name="ce34" office:value-type="string" calcext:value-type="string">
            <text:p>正常</text:p>
          </table:table-cell>
          <table:table-cell table:style-name="ce16" office:value-type="string" calcext:value-type="string">
            <text:p>1.作品テーマセレクトメニューを押下する</text:p>
            <text:p>2.任意のテーマを押下する。</text:p>
            <text:p>3.テーマを複数選択する。</text:p>
          </table:table-cell>
          <table:table-cell table:style-name="ce38"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31" calcext:value-type="float">
            <text:p>31</text:p>
          </table:table-cell>
          <table:table-cell table:style-name="ce13" office:value-type="string" calcext:value-type="string">
            <text:p>受講済の授業</text:p>
          </table:table-cell>
          <table:table-cell table:style-name="ce13" office:value-type="string" calcext:value-type="string">
            <text:p>絞込フォーム</text:p>
          </table:table-cell>
          <table:table-cell table:style-name="ce13" office:value-type="string" calcext:value-type="string">
            <text:p>受講期間絞込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ext:p>2. 終了期間(右側)のテキストボックスを押下する。</text:p>
          </table:table-cell>
          <table:table-cell table:style-name="ce38" office:value-type="string" calcext:value-type="string">
            <text:p>(イ. 遷移)</text:p>
            <text:p>1.カレンダー、またはドラムロール入力で日付が入力できること。</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5">
          <table:table-cell table:style-name="ce28" office:value-type="float" office:value="32" calcext:value-type="float">
            <text:p>32</text:p>
          </table:table-cell>
          <table:table-cell table:style-name="ce13" office:value-type="string" calcext:value-type="string">
            <text:p>受講済の授業</text:p>
          </table:table-cell>
          <table:table-cell table:style-name="ce13" office:value-type="string" calcext:value-type="string">
            <text:p>絞込フォーム</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以下の条件に応じた結果が得られること。</text:p>
            <text:p> a.テーマを選択していない場合 : ログインユーザの予約中の授業が全てのテーマを対象にして表示されること。</text:p>
            <text:p> b.テーマ選択している場合 : ログインユーザの予約中の授業が選択したテーマのもののみ表示されること。</text:p>
            <text:p> c.受講期間絞り込みの入力を行っていない場合 : デフォルトの期間(本日から1年前まで)の期間のログインユーザの授業が表示されること。</text:p>
            <text:p> d.受講期間絞り込みの入力を行っていない場合 : 入力した期間(本日から1年前まで)の期間のログインユーザの授業が表示されること。</text:p>
            <text:p><text:span text:style-name="T1">(ロ. データ)</text:span></text:p>
            <text:p><text:span text:style-name="T1">1.結果(授業情報)の取得条件は以下の通りとなる。</text:span></text:p>
            <text:p><text:span text:style-name="T1"> a.受講テーブル(user_classwork)のユーザID列(user_key)の値がログインユーザのIDとが一致し、受講状態列(user_work_status)の値が予約(1)となっているデータが取得対象となる。</text:span></text:p>
            <text:p><text:span text:style-name="T1">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ext:p><text:span text:style-name="T1"> c.a、bのいずれかの条件に加えて時間帯テーブル(time_table_day)の授業日付(lesson_date)の値が本日より1年以内のデータが取得対象となる。</text:span></text:p>
            <text:p><text:span text:style-name="T1"> d.a、bのいずれかの条件に加えて時間帯テーブル(time_table_day)の授業日付(lesson_date)の値が受講期間絞込フォームで設定した期間の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33" calcext:value-type="float">
            <text:p>33</text:p>
          </table:table-cell>
          <table:table-cell table:style-name="ce13" office:value-type="string" calcext:value-type="string">
            <text:p>受講済の授業</text:p>
          </table:table-cell>
          <table:table-cell table:style-name="ce13" office:value-type="string" calcext:value-type="string">
            <text:p>授業データ</text:p>
          </table:table-cell>
          <table:table-cell table:style-name="ce13" office:value-type="string" calcext:value-type="string">
            <text:p>受講済の授業一覧</text:p>
          </table:table-cell>
          <table:table-cell table:style-name="ce34" office:value-type="string" calcext:value-type="string">
            <text:p>正常</text:p>
          </table:table-cell>
          <table:table-cell table:style-name="ce16" office:value-type="string" calcext:value-type="string">
            <text:p>1. 受講済の授業ボタンを押下する。</text:p>
          </table:table-cell>
          <table:table-cell table:style-name="ce38" office:value-type="string" calcext:value-type="string">
            <text:p>(イ. 遷移)</text:p>
            <text:p>1.受講済の授業一覧に受講済の授業のデータが表示されること。</text:p>
            <text:p>  (デフォルトで本日から1年前までの授業データが表示されること。)</text:p>
            <text:p>  また、受講済の授業一覧に以下のデータが表示されること。</text:p>
            <text:p> a.開催日時</text:p>
            <text:p> b.テーマ</text:p>
            <text:p> c.店舗</text:p>
            <text:p> d.料金(円)</text:p>
            <text:p> e.ポイント(その授業を受講して獲得したポイント)</text:p>
            <text:p><text:span text:style-name="T1">(ロ. データ)</text:span></text:p>
            <text:p><text:span text:style-name="T1">1.データの内訳は以下の通りとなる。</text:span></text:p>
            <text:p><text:span text:style-name="T1"> a.開催日時 : 時間帯テーブル(time_table_day)の授業日付(lesson_date)の値と開始時間列(start_time)の値 + 終了時間列(end_time)の値</text:span></text:p>
            <text:p><text:span text:style-name="T1"> b.テーマ : 授業情報テーブル(lesson_inf)のテーマ名列(lesson_name)の値</text:span></text:p>
            <text:p><text:span text:style-name="T1"> c.店舗 : 店舗情報テーブル(school_inf)の店舗名列(school_name)の値</text:span></text:p>
            <text:p><text:span text:style-name="T1"> d.料金 : 受講テーブル(user_classwork)の受講料列(user_classwork_cost)の値</text:span></text:p>
            <text:p><text:span text:style-name="T1"> e.ポイント : 受講テーブル(user_classwork)の獲得ポイント列(get_point)の値</text:span></text:p>
          </table:table-cell>
          <table:table-cell table:style-name="ce20" table:number-columns-repeated="2"/>
          <table:table-cell table:style-name="ce23"/>
          <table:table-cell table:style-name="ce24"/>
          <table:table-cell table:number-columns-repeated="1013"/>
        </table:table-row>
        <table:table-row table:style-name="ro20">
          <table:table-cell table:style-name="ce28" office:value-type="float" office:value="34" calcext:value-type="float">
            <text:p>34</text:p>
          </table:table-cell>
          <table:table-cell table:style-name="ce13" office:value-type="string" calcext:value-type="string">
            <text:p>受講済の授業</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受講データが表示されること。</text:p>
            <text:p>2.ページャ「2」がハイライトされ、2ページ目の受講データが表示されること。</text:p>
            <text:p>3.ページャ「3」がハイライトされ、3ページ目の受講データが表示されること。</text:p>
            <text:p>4.右端のページャがハイライトされ、該当するページの受講データが表示されること。</text:p>
            <text:p>5.表示中のページャの数字が全てプラス1され、右端のページャがハイライトされること。</text:p>
            <text:p>  また、該当するページの受講データが表示されること。</text:p>
            <text:p>  加えてページャ「2」の左隣に「&lt;」のページャが表示されること。</text:p>
            <text:p>6.ハイライトしていたページャの左隣のページャがハイライトされ、該当するページの受講データが表示されること。</text:p>
            <text:p>7.ページャ「2」がハイライトされ、2ページ目の受講データが表示されること。</text:p>
            <text:p>8.表示中のページャの数字が全てマイナス1され、左端のページャがハイライトされること。</text:p>
            <text:p>  また、該当するページの受講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5">
          <table:table-cell table:number-columns-repeated="1024"/>
        </table:table-row>
        <table:table-row table:style-name="ro6">
          <table:table-cell table:number-columns-repeated="1024"/>
        </table:table-row>
      </table:table>
      <table:table table:name="日ごと授業一覧ダイアログ" table:style-name="ta2" table:print-ranges="日ごと授業一覧ダイアログ.A1:日ごと授業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授業一覧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1">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タイトルバーが表示されること。</text:span></text:p>
            <text:p><text:span text:style-name="T2">  加えて日付が日本語で年月日曜日の順番で表示されること。</text:span></text:p>
            <text:p><text:span text:style-name="T2">  例)2016年5月7日(土)</text:span></text:p>
            <text:p><text:span text:style-name="T2">(ロ. データ)</text:span></text:p>
            <text:p><text:span text:style-name="T2">1.予約カレンダーの現在の年月、押下された予約カレンダーの日付ボタンに一致した日付がタイトルバーに表示さ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16" office:value-type="string" calcext:value-type="string">
            <text:p>1.クローズボックスを押下する。</text:p>
          </table:table-cell>
          <table:table-cell table:style-name="ce49" office:value-type="string" calcext:value-type="string">
            <text:p><text:span text:style-name="T2">(イ. 遷移)</text:span></text:p>
            <text:p><text:span text:style-name="T2">1.日ごと授業一覧ダイアログが閉じられ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1">
          <table:table-cell table:style-name="ce29" office:value-type="float" office:value="3" calcext:value-type="float">
            <text:p>3</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データについて、以下に示す。</text:span></text:p>
            <text:p><text:span text:style-name="T2"> a.データについての内訳は以下の通りとなる。また、授業データのベースは授業情報テーブル(classwork)のデータとなる。</text:span></text:p>
            <text:p><text:span text:style-name="T2">  a-1.時間割 : 授業データに紐づく時間帯情報テーブル(time_table_day)の開始時間列(start_time)の値 + 終了時間列(end_time)列の値</text:span></text:p>
            <text:p><text:span text:style-name="T2">  a-2.店舗 : 授業データに紐づく店舗情報テーブル(school_inf)の店舗名列(school_name)の値</text:span></text:p>
            <text:p><text:span text:style-name="T2">  a-3.テーマ : 授業データに紐づく授業情報テーブル(lesson_inf)の授業名列(lesson_name)の値</text:span></text:p>
            <text:p><text:span text:style-name="T2">  a-4.料金(円) : 授業データから紐づく授業副情報テーブル(lesson_sub)の授業料(level_price)。ユーザが当該授業が受講不可であれば授業料は空で取得する。</text:span></text:p>
            <text:p><text:span text:style-name="T2">  a-5.残席 : 当該授業の残席数に対応したアイコンが表示される。</text:span></text:p>
            <text:p><text:span text:style-name="T2">      残席数とアイコンは以下の通りとなる。</text:span></text:p>
            <text:p><text:span text:style-name="T2">   ①残0席 : ×</text:span></text:p>
            <text:p><text:span text:style-name="T2">   ②残1〜3席 : △</text:span></text:p>
            <text:p><text:span text:style-name="T2">   ③残4〜7席 : ○</text:span></text:p>
            <text:p><text:span text:style-name="T2">   ④残8席以上 : ◎</text:span></text:p>
            <text:p><text:span text:style-name="T2">      残席数の計算は以下の通りとなる。</text:span></text:p>
            <text:p><text:span text:style-name="T2">      最大人数(授業テーブル(classwork)の最大人数列(max_students)の値) - 現在の予約人数(授業テーブル(classwork)の予約数列(order_students)の値)、</text:span></text:p>
            <text:p><text:span text:style-name="T2">      最大人数(時間帯テーブル(time_table_day)の最大人数列(max_num)の値) – 時間帯全体の予約人数(同時間帯の授業テーブル(classwork)の予約数列(order_students)の値の合計)のいずれかの数が少ない側の値</text:span></text:p>
            <text:p><text:span text:style-name="T2">  a-6.状況 : 授業データが以下に示す条件に値すると合致した状況が設定される。</text:span></text:p>
            <text:p><text:span text:style-name="T2">   ①a-5で示した残席計算で残席が0になる場合、または授業テーブル(classwork)の授業状態列(classwork_status)の値が6である場合 : 満席</text:span></text:p>
            <text:p><text:span text:style-name="T2">   ②授業テーブル(classwork)の授業状態列(classwork_status)の値が2、または3である場合 : 中止</text:span></text:p>
            <text:p><text:span text:style-name="T2">   ③ユーザが受講不可となっている授業である場合、または授業テーブル(classwork)の授業状態列(classwork_status)の値が4である場合 : 予約不可</text:span></text:p>
            <text:p><text:span text:style-name="T2">   ④①〜③に当てはまらない場合 : 予約可能</text:span></text:p>
            <text:p><text:span text:style-name="T2"> b.データ内の状況列の値が予約不可、満席、予約締切、中止となっているデータについて、背景色が濃い灰色になっている(選択不可状態)こと。</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白(活性)の授業データを押下する。</text:p>
          </table:table-cell>
          <table:table-cell table:style-name="ce38" office:value-type="string" calcext:value-type="string">
            <text:p><text:span text:style-name="T1">(イ. 遷移)</text:span></text:p>
            <text:p><text:span text:style-name="T1">1.授業データの予約状況列の値に応じて以下に遷移すること。</text:span></text:p>
            <text:p><text:span text:style-name="T1"> a.予約状況列の値が予約可能である場合 : 授業予約ダイアログが表示される。</text:span></text:p>
            <text:p><text:span text:style-name="T1"> b.予約状況列の値がキャンセル(本人)、またはキャンセル(管理者)である場合 : 授業キャンセルダイアログが表示される。</text:span></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濃い灰色(非活性)の授業データを押下する。</text:p>
          </table:table-cell>
          <table:table-cell table:style-name="ce49" office:value-type="string" calcext:value-type="string">
            <text:p><text:span text:style-name="T2">(イ. 遷移)</text:span></text:p>
            <text:p><text:span text:style-name="T2">1.何も反応がない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6" calcext:value-type="float">
            <text:p>6</text:p>
          </table:table-cell>
          <table:table-cell table:style-name="ce13" office:value-type="string" calcext:value-type="string">
            <text:p>日ごと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table-cell table:style-name="ce29" office:value-type="float" office:value="7" calcext:value-type="float">
            <text:p>7</text:p>
          </table:table-cell>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41">
          <table:table-cell table:number-columns-repeated="1024"/>
        </table:table-row>
        <table:table-row table:style-name="ro24">
          <table:table-cell table:number-columns-repeated="1024"/>
        </table:table-row>
      </table:table>
      <table:table table:name="授業予約ダイアログ" table:style-name="ta2" table:print-ranges="授業予約ダイアログ.A1:授業予約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予約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はない授業データを押下する。</text:p>
          </table:table-cell>
          <table:table-cell table:style-name="ce38" office:value-type="string" calcext:value-type="string">
            <text:p><text:span text:style-name="T1">(イ. 遷移)</text:span></text:p>
            <text:p><text:span text:style-name="T1">1.授業予約ダイアログが表示されること。</text:span></text:p>
            <text:p><text:span text:style-name="T1">  また、タイトルバーに予約を行う授業の日時が日本語で表示されること。</text:span></text:p>
            <text:p><text:span text:style-name="T1">  例)2016年5月7日(土)</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2">(イ. 遷移)</text:span></text:p>
            <text:p><text:span text:style-name="T2">1.授業予約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授業予約ダイアログが閉じら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キャンセルダイアログ" table:style-name="ta2" table:print-ranges="授業キャンセルダイアログ.A1:授業キャンセル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キャンセル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ある授業データを押下する。</text:p>
          </table:table-cell>
          <table:table-cell table:style-name="ce38"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キャンセルダイアログのクローズボックスを押下する。</text:p>
          </table:table-cell>
          <table:table-cell table:style-name="ce49" office:value-type="string" calcext:value-type="string">
            <text:p><text:span text:style-name="T2">(イ. 遷移)</text:span></text:p>
            <text:p><text:span text:style-name="T2">1.授業キャンセル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イ. 遷移)</text:p>
            <text:p>1.授業キャンセルダイアログ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プロフィール変更画面" table:style-name="ta2" table:print-ranges="プロフィール変更画面.A1:プロフィール変更画面.K28">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プロフィール変更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入力フォーム</text:p>
          </table:table-cell>
          <table:table-cell table:style-name="ce14"/>
          <table:table-cell table:style-name="ce36" office:value-type="string" calcext:value-type="string">
            <text:p><text:span text:style-name="T2">1.プロフィール変更画面へ遷移する。</text:span></text:p>
            <text:p><text:span text:style-name="T2">2.名前入力フォームを押下し、入力を行う。</text:span></text:p>
          </table:table-cell>
          <table:table-cell table:style-name="ce18"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13" calcext:value-type="float">
            <text:p>1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カナ)入力フォーム</text:p>
          </table:table-cell>
          <table:table-cell table:style-name="ce34"/>
          <table:table-cell table:style-name="ce36" office:value-type="string" calcext:value-type="string">
            <text:p>1.プロフィール変更画面へ遷移する。</text:p>
            <text:p>2.名前(カナ)入力フォームを押下し、入力を行う。</text:p>
          </table:table-cell>
          <table:table-cell table:style-name="ce18"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性別選択セレクトメニュー</text:p>
          </table:table-cell>
          <table:table-cell table:style-name="ce34"/>
          <table:table-cell table:style-name="ce36" office:value-type="string" calcext:value-type="string">
            <text:p>1.プロフィール変更画面へ遷移する。</text:p>
            <text:p>2.性別選択セレクトメニューを押下する。</text:p>
            <text:p>3.項目を選択する。</text:p>
          </table:table-cell>
          <table:table-cell table:style-name="ce18"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4" office:value-type="string" calcext:value-type="string">
            <text:p>生年月日入力フォーム</text:p>
          </table:table-cell>
          <table:table-cell table:style-name="ce34"/>
          <table:table-cell table:style-name="ce36" office:value-type="string" calcext:value-type="string">
            <text:p>1.プロフィール変更画面へ遷移する。</text:p>
            <text:p>2.生年月日入力フォームを押下し、入力を行う。</text:p>
          </table:table-cell>
          <table:table-cell table:style-name="ce18"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34"/>
          <table:table-cell table:style-name="ce36" office:value-type="string" calcext:value-type="string">
            <text:p>1.プロフィール変更画面へ遷移する。</text:p>
            <text:p>2.郵便番号入力フォームを押下し、入力を行う。</text:p>
          </table:table-cell>
          <table:table-cell table:style-name="ce18"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住所入力フォーム</text:p>
          </table:table-cell>
          <table:table-cell table:style-name="ce34"/>
          <table:table-cell table:style-name="ce36" office:value-type="string" calcext:value-type="string">
            <text:p>1.プロフィール変更画面へ遷移する。</text:p>
            <text:p>2.住所入力フォームを押下し、入力を行う。</text:p>
          </table:table-cell>
          <table:table-cell table:style-name="ce18"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34"/>
          <table:table-cell table:style-name="ce36" office:value-type="string" calcext:value-type="string">
            <text:p>1.プロフィール変更画面へ遷移する。</text:p>
            <text:p>2.メールアドレス入力フォームを押下し、入力を行う。</text:p>
          </table:table-cell>
          <table:table-cell table:style-name="ce18"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9" calcext:value-type="float">
            <text:p>19</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電話番号入力フォーム</text:p>
          </table:table-cell>
          <table:table-cell table:style-name="ce34"/>
          <table:table-cell table:style-name="ce36" office:value-type="string" calcext:value-type="string">
            <text:p>1.プロフィール変更画面へ遷移する。</text:p>
            <text:p>2.電話番号入力フォームを押下し、入力を行う。</text:p>
          </table:table-cell>
          <table:table-cell table:style-name="ce18"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緊急番号入力フォーム</text:p>
          </table:table-cell>
          <table:table-cell table:style-name="ce34"/>
          <table:table-cell table:style-name="ce36" office:value-type="string" calcext:value-type="string">
            <text:p>1.プロフィール変更画面へ遷移する。</text:p>
            <text:p>2.緊急番号入力フォームを押下し、入力を行う。</text:p>
          </table:table-cell>
          <table:table-cell table:style-name="ce18"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1" calcext:value-type="float">
            <text:p>21</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ルマガ受信設定ラジオボタン</text:p>
          </table:table-cell>
          <table:table-cell table:style-name="ce34"/>
          <table:table-cell table:style-name="ce36" office:value-type="string" calcext:value-type="string">
            <text:p><text:span text:style-name="T2">1.プロフィール変更画面へ遷移する。</text:span></text:p>
            <text:p><text:span text:style-name="T2">2.「受信する」のラジオボタンを押下する</text:span></text:p>
            <text:p><text:span text:style-name="T2">3.「受信しない」のラジオボタンを押下する。</text:span></text:p>
          </table:table-cell>
          <table:table-cell table:style-name="ce18"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2" calcext:value-type="float">
            <text:p>2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フォーム</text:p>
          </table:table-cell>
          <table:table-cell table:style-name="ce34"/>
          <table:table-cell table:style-name="ce36" office:value-type="string" calcext:value-type="string">
            <text:p>1.プロフィール変更画面へ遷移する。</text:p>
            <text:p>2.パスワード入力フォームを押下し、入力を行う。</text:p>
          </table:table-cell>
          <table:table-cell table:style-name="ce18"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3" calcext:value-type="float">
            <text:p>2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確認フォーム</text:p>
          </table:table-cell>
          <table:table-cell table:style-name="ce34"/>
          <table:table-cell table:style-name="ce36" office:value-type="string" calcext:value-type="string">
            <text:p>1.プロフィール変更画面へ遷移する。</text:p>
            <text:p>2.パスワード入力確認フォームを押下し、入力を行う。</text:p>
          </table:table-cell>
          <table:table-cell table:style-name="ce18"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4" calcext:value-type="float">
            <text:p>24</text:p>
          </table:table-cell>
          <table:table-cell table:style-name="ce13" office:value-type="string" calcext:value-type="string">
            <text:p>プロフィール変更フォーム</text:p>
          </table:table-cell>
          <table:table-cell table:style-name="ce13" office:value-type="string" calcext:value-type="string">
            <text:p>ボタン</text:p>
          </table:table-cell>
          <table:table-cell table:style-name="ce35" office:value-type="string" calcext:value-type="string">
            <text:p>更新ボタン</text:p>
          </table:table-cell>
          <table:table-cell table:style-name="ce34"/>
          <table:table-cell table:style-name="ce16" office:value-type="string" calcext:value-type="string">
            <text:p>1.更新ボタンを押下する。</text:p>
            <text:p>2.プロフィール変更画面ボタンを押下する。</text:p>
          </table:table-cell>
          <table:table-cell table:style-name="ce18"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0" table:number-columns-repeated="2"/>
          <table:table-cell table:style-name="ce23"/>
          <table:table-cell table:style-name="ce46"/>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目安箱画面" table:style-name="ta2" table:print-ranges="目安箱画面.A1:目安箱画面.K2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目安箱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店舗名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店舗名選択セレクトメニューを押下する。</text:p>
            <text:p>3.項目を選択する。</text:p>
          </table:table-cell>
          <table:table-cell table:style-name="ce17"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5">
          <table:table-cell table:style-name="ce28" office:value-type="float" office:value="13" calcext:value-type="float">
            <text:p>13</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メール種別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メール種別選択セレクトメニューを押下する。</text:p>
            <text:p>3.項目を選択する。</text:p>
          </table:table-cell>
          <table:table-cell table:style-name="ce17"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14" office:value-type="string" calcext:value-type="string">
            <text:p>正常</text:p>
          </table:table-cell>
          <table:table-cell table:style-name="ce36" office:value-type="string" calcext:value-type="string">
            <text:p>1.タイトル入力フォームを押下する。</text:p>
            <text:p>2.入力を行う。</text:p>
          </table:table-cell>
          <table:table-cell table:style-name="ce17" office:value-type="string" calcext:value-type="string">
            <text:p>(イ. 遷移)</text:p>
            <text:p>1.タイトル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34" office:value-type="string" calcext:value-type="string">
            <text:p>お問い合わせ内容入力フォーム</text:p>
          </table:table-cell>
          <table:table-cell table:style-name="ce14" office:value-type="string" calcext:value-type="string">
            <text:p>正常</text:p>
          </table:table-cell>
          <table:table-cell table:style-name="ce36" office:value-type="string" calcext:value-type="string">
            <text:p>1.お問い合わせ内容入力フォームを押下する。</text:p>
            <text:p>2.入力を行う。</text:p>
          </table:table-cell>
          <table:table-cell table:style-name="ce17" office:value-type="string" calcext:value-type="string">
            <text:p>(イ. 遷移)</text:p>
            <text:p>1.お問い合わせ内容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宛先選択ラジオボタン</text:p>
          </table:table-cell>
          <table:table-cell table:style-name="ce14" office:value-type="string" calcext:value-type="string">
            <text:p>正常</text:p>
          </table:table-cell>
          <table:table-cell table:style-name="ce36" office:value-type="string" calcext:value-type="string">
            <text:p>1.目安箱画面に遷移する。</text:p>
            <text:p>2.「通常(スタッフへ）」ボタンを押下する。</text:p>
            <text:p>3.「目安箱(オーナーへ))」ボタンを押下する。</text:p>
          </table:table-cell>
          <table:table-cell table:style-name="ce17"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14" office:value-type="string" calcext:value-type="string">
            <text:p>正常</text:p>
          </table:table-cell>
          <table:table-cell table:style-name="ce36" office:value-type="string" calcext:value-type="string">
            <text:p>1.送信ボタンを押下する。</text:p>
          </table:table-cell>
          <table:table-cell table:style-name="ce17"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14" office:value-type="string" calcext:value-type="string">
            <text:p>正常</text:p>
          </table:table-cell>
          <table:table-cell table:style-name="ce36" office:value-type="string" calcext:value-type="string">
            <text:p>1.リセットボタンを押下する。</text:p>
          </table:table-cell>
          <table:table-cell table:style-name="ce17" office:value-type="string" calcext:value-type="string">
            <text:p>(イ. 遷移)</text:p>
            <text:p>1.メール入力フォームがリセットされ、目安箱画面に遷移した時と同じ状態にな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7">
          <table:table-cell table:number-columns-repeated="1024"/>
        </table:table-row>
        <table:table-row table:style-name="ro24">
          <table:table-cell table:number-columns-repeated="1024"/>
        </table:table-row>
      </table:table>
      <table:table table:name="ギャラリー画面" table:style-name="ta2" table:print-ranges="ギャラリー画面.A1:ギャラリー画面.K3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ギャラリー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ギャラリー一覧</text:p>
          </table:table-cell>
          <table:table-cell table:number-columns-repeated="2" table:style-name="ce13" office:value-type="string" calcext:value-type="string">
            <text:p>ギャラリー記事</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3" calcext:value-type="float">
            <text:p>13</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投稿日付</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4" calcext:value-type="float">
            <text:p>14</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4"/>
          <table:table-cell table:style-name="ce36" office:value-type="string" calcext:value-type="string">
            <text:p>1.ギャラリー画面に遷移する。</text:p>
            <text:p>2.ギャラリー記事の写真を押下する。</text:p>
          </table:table-cell>
          <table:table-cell table:style-name="ce17" office:value-type="string" calcext:value-type="string">
            <text:p>(イ. 遷移)</text:p>
            <text:p>1.ギャラリー記事に写真が表示されていること。</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8" office:value-type="float" office:value="15" calcext:value-type="float">
            <text:p>15</text:p>
          </table:table-cell>
          <table:table-cell table:style-name="ce13" office:value-type="string" calcext:value-type="string">
            <text:p>ギャラリー一覧</text:p>
          </table:table-cell>
          <table:table-cell table:style-name="ce35" office:value-type="string" calcext:value-type="string">
            <text:p>ギャラリー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6" calcext:value-type="float">
            <text:p>16</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タイトル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7" calcext:value-type="float">
            <text:p>17</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34" office:value-type="string" calcext:value-type="string">
            <text:p>投稿者名</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8" calcext:value-type="float">
            <text:p>18</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コメント</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コメント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8" office:value-type="float" office:value="19" calcext:value-type="float">
            <text:p>19</text:p>
          </table:table-cell>
          <table:table-cell table:style-name="ce13" office:value-type="string" calcext:value-type="string">
            <text:p>ギャラリー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0" calcext:value-type="float">
            <text:p>20</text:p>
          </table:table-cell>
          <table:table-cell table:style-name="ce13" office:value-type="string" calcext:value-type="string">
            <text:p>ギャラリー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21" calcext:value-type="float">
            <text:p>21</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22" calcext:value-type="float">
            <text:p>22</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23" calcext:value-type="float">
            <text:p>23</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4" calcext:value-type="float">
            <text:p>24</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6">
          <table:table-cell table:number-columns-repeated="1024"/>
        </table:table-row>
        <table:table-row table:style-name="ro24">
          <table:table-cell table:number-columns-repeated="1024"/>
        </table:table-row>
      </table:table>
      <table:table table:name="ブログ画面" table:style-name="ta2" table:print-ranges="ブログ画面.A1:ブログ画面.K3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ブログ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ブログ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ブログ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ブログ一覧</text:p>
          </table:table-cell>
          <table:table-cell table:number-columns-repeated="2" table:style-name="ce13" office:value-type="string" calcext:value-type="string">
            <text:p>ブログ記事</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3" calcext:value-type="float">
            <text:p>13</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投稿日付</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4" calcext:value-type="float">
            <text:p>14</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4"/>
          <table:table-cell table:style-name="ce36" office:value-type="string" calcext:value-type="string">
            <text:p>1.ブログ画面に遷移する。</text:p>
            <text:p>2.ブログ記事の写真を押下する。</text:p>
          </table:table-cell>
          <table:table-cell table:style-name="ce17"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8" office:value-type="float" office:value="15" calcext:value-type="float">
            <text:p>15</text:p>
          </table:table-cell>
          <table:table-cell table:style-name="ce13" office:value-type="string" calcext:value-type="string">
            <text:p>ブログ一覧</text:p>
          </table:table-cell>
          <table:table-cell table:style-name="ce35" office:value-type="string" calcext:value-type="string">
            <text:p>ブログ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6" calcext:value-type="float">
            <text:p>16</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タイトル</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タイトル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7" calcext:value-type="float">
            <text:p>17</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34" office:value-type="string" calcext:value-type="string">
            <text:p>投稿者名</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8" calcext:value-type="float">
            <text:p>18</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本文</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本文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8" office:value-type="float" office:value="19" calcext:value-type="float">
            <text:p>19</text:p>
          </table:table-cell>
          <table:table-cell table:style-name="ce13" office:value-type="string" calcext:value-type="string">
            <text:p>ブログ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0" calcext:value-type="float">
            <text:p>20</text:p>
          </table:table-cell>
          <table:table-cell table:style-name="ce13" office:value-type="string" calcext:value-type="string">
            <text:p>ブログ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21" calcext:value-type="float">
            <text:p>21</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22" calcext:value-type="float">
            <text:p>22</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23" calcext:value-type="float">
            <text:p>23</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ブログ記事のみが表示され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4" calcext:value-type="float">
            <text:p>24</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25" calcext:value-type="float">
            <text:p>25</text:p>
          </table:table-cell>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投稿日付</text:p>
          </table:table-cell>
          <table:table-cell table:style-name="ce34"/>
          <table:table-cell table:style-name="ce36" office:value-type="string" calcext:value-type="string">
            <text:p>1.ブログ画面に遷移する。</text:p>
            <text:p>2.投稿日付を押下する。</text:p>
          </table:table-cell>
          <table:table-cell table:style-name="ce38" office:value-type="string" calcext:value-type="string">
            <text:p>(イ. 遷移)</text:p>
            <text:p>1.最新記事一覧の投稿日付が表示されていること。(最大5件まで表示する。)</text:p>
            <text:p>2.押下したブログ記事のみが表示される。</text:p>
            <text:p><text:span text:style-name="T1">(ロ. データ)</text:span></text:p>
            <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6" calcext:value-type="float">
            <text:p>26</text:p>
          </table:table-cell>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投稿者名</text:p>
          </table:table-cell>
          <table:table-cell table:style-name="ce34"/>
          <table:table-cell table:style-name="ce36" office:value-type="string" calcext:value-type="string">
            <text:p>1.ブログ画面に遷移する。</text:p>
            <text:p>2.投稿者名を押下する。</text:p>
          </table:table-cell>
          <table:table-cell table:style-name="ce38" office:value-type="string" calcext:value-type="string">
            <text:p>(イ. 遷移)</text:p>
            <text:p>1.最新記事一覧の投稿者名が表示されていること。(最大5件まで表示する。)</text:p>
            <text:p><text:span text:style-name="T1">2.押下したブログ記事のみが表示される。</text:span></text:p>
            <text:p><text:span text:style-name="T1">(ロ. データ)</text:span></text:p>
            <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7" calcext:value-type="float">
            <text:p>27</text:p>
          </table:table-cell>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タイトル</text:p>
          </table:table-cell>
          <table:table-cell table:style-name="ce34"/>
          <table:table-cell table:style-name="ce36" office:value-type="string" calcext:value-type="string">
            <text:p>1.ブログ画面に遷移する。</text:p>
            <text:p>2.タイトルを押下する。</text:p>
          </table:table-cell>
          <table:table-cell table:style-name="ce38" office:value-type="string" calcext:value-type="string">
            <text:p>(イ. 遷移)</text:p>
            <text:p>1.最新記事一覧のタイトルが表示されていること。(最大5件まで表示する。)</text:p>
            <text:p><text:span text:style-name="T1">2.押下したブログ記事のみが表示される。</text:span></text:p>
            <text:p><text:span text:style-name="T1">(ロ. データ)</text:span></text:p>
            <text:p/>
          </table:table-cell>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4">
          <table:table-cell table:number-columns-repeated="1024"/>
        </table:table-row>
        <table:table-row table:style-name="ro24">
          <table:table-cell table:number-columns-repeated="1024"/>
        </table:table-row>
      </table:table>
      <table:table table:name="マイギャラリー画面" table:style-name="ta2" table:print-ranges="マイギャラリー画面.A1:マイギャラリー画面.K3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マイギャラリー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　</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2" calcext:value-type="float">
            <text:p>12</text:p>
          </table:table-cell>
          <table:table-cell table:style-name="ce13" office:value-type="string" calcext:value-type="string">
            <text:p>ギャラリー編集</text:p>
          </table:table-cell>
          <table:table-cell table:style-name="ce33" office:value-type="string" calcext:value-type="string">
            <text:p>ボタン</text:p>
          </table:table-cell>
          <table:table-cell table:style-name="ce13" office:value-type="string" calcext:value-type="string">
            <text:p>新規ボタン</text:p>
          </table:table-cell>
          <table:table-cell table:style-name="ce14" office:value-type="string" calcext:value-type="string">
            <text:p>正常</text:p>
          </table:table-cell>
          <table:table-cell table:style-name="ce16" office:value-type="string" calcext:value-type="string">
            <text:p>1.新規ボタンを押下する。</text:p>
            <text:p>2.任意の画像ファイルを選択する。</text:p>
          </table:table-cell>
          <table:table-cell table:style-name="ce17"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0" table:number-columns-repeated="2"/>
          <table:table-cell table:style-name="ce23"/>
          <table:table-cell table:style-name="ce24"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8">
          <table:table-cell table:style-name="ce28" office:value-type="float" office:value="13" calcext:value-type="float">
            <text:p>13</text:p>
          </table:table-cell>
          <table:table-cell table:style-name="ce13" office:value-type="string" calcext:value-type="string">
            <text:p>ギャラリー編集</text:p>
          </table:table-cell>
          <table:table-cell table:style-name="ce3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16" office:value-type="string" calcext:value-type="string">
            <text:p>1.ギャラリー記事に1つもチェックを入れずに更新ボタンを押下する。</text:p>
            <text:p>2.任意のギャラリー記事にチェックを入れ、更新ボタンを押下する。</text:p>
            <text:p><text:span text:style-name="T1">3. マイブログ画面ボタンを押下する。</text:span></text:p>
          </table:table-cell>
          <table:table-cell table:style-name="ce17"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4" calcext:value-type="float">
            <text:p>14</text:p>
          </table:table-cell>
          <table:table-cell table:style-name="ce13" office:value-type="string" calcext:value-type="string">
            <text:p>ギャラリー編集</text:p>
          </table:table-cell>
          <table:table-cell table:style-name="ce3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16"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text:span text:style-name="T1">4. マイブログ画面ボタンを押下する。</text:span></text:p>
          </table:table-cell>
          <table:table-cell table:style-name="ce17"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5" calcext:value-type="float">
            <text:p>15</text:p>
          </table:table-cell>
          <table:table-cell table:style-name="ce13" office:value-type="string" calcext:value-type="string">
            <text:p>ギャラリー一覧</text:p>
          </table:table-cell>
          <table:table-cell table:number-columns-repeated="2" table:style-name="ce13" office:value-type="string" calcext:value-type="string">
            <text:p>ギャラリー記事</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6" calcext:value-type="float">
            <text:p>16</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投稿日付</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7" calcext:value-type="float">
            <text:p>17</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4"/>
          <table:table-cell table:style-name="ce36" office:value-type="string" calcext:value-type="string">
            <text:p>1.ギャラリー画面に遷移する。</text:p>
            <text:p>2.ギャラリー記事の写真を押下する。</text:p>
          </table:table-cell>
          <table:table-cell table:style-name="ce17" office:value-type="string" calcext:value-type="string">
            <text:p>(イ. 遷移)</text:p>
            <text:p>1.ギャラリー記事に写真が表示されていること。</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8" office:value-type="float" office:value="18" calcext:value-type="float">
            <text:p>18</text:p>
          </table:table-cell>
          <table:table-cell table:style-name="ce13" office:value-type="string" calcext:value-type="string">
            <text:p>ギャラリー一覧</text:p>
          </table:table-cell>
          <table:table-cell table:style-name="ce35" office:value-type="string" calcext:value-type="string">
            <text:p>ギャラリー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9" calcext:value-type="float">
            <text:p>19</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4"/>
          <table:table-cell table:style-name="ce36"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17"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20" table:number-columns-repeated="2"/>
          <table:table-cell table:style-name="ce23"/>
          <table:table-cell table:style-name="ce24" office:value-type="string" calcext:value-type="string">
            <text:p>更新ボタンで更新を行う事で編集の反映を確定する。</text:p>
          </table:table-cell>
          <table:table-cell table:number-columns-repeated="1013"/>
        </table:table-row>
        <table:table-row table:style-name="ro19">
          <table:table-cell table:style-name="ce28" office:value-type="float" office:value="20" calcext:value-type="float">
            <text:p>20</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34" office:value-type="string" calcext:value-type="string">
            <text:p>投稿者名</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21" calcext:value-type="float">
            <text:p>21</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コメント</text:p>
          </table:table-cell>
          <table:table-cell table:style-name="ce14"/>
          <table:table-cell table:style-name="ce36"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17"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20" table:number-columns-repeated="2"/>
          <table:table-cell table:style-name="ce23"/>
          <table:table-cell table:style-name="ce24" office:value-type="string" calcext:value-type="string">
            <text:p>更新ボタンで更新を行う事で編集の反映を確定する。</text:p>
          </table:table-cell>
          <table:table-cell table:number-columns-repeated="1013"/>
        </table:table-row>
        <table:table-row table:style-name="ro17">
          <table:table-cell table:style-name="ce28" office:value-type="float" office:value="22" calcext:value-type="float">
            <text:p>22</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チェックボックス</text:p>
          </table:table-cell>
          <table:table-cell table:style-name="ce14"/>
          <table:table-cell table:style-name="ce36" office:value-type="string" calcext:value-type="string">
            <text:p>1.チェックボックスを押下する。</text:p>
            <text:p>2.チェックボックスを押下する。</text:p>
          </table:table-cell>
          <table:table-cell table:style-name="ce17"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8" office:value-type="float" office:value="23" calcext:value-type="float">
            <text:p>23</text:p>
          </table:table-cell>
          <table:table-cell table:style-name="ce13" office:value-type="string" calcext:value-type="string">
            <text:p>ギャラリー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4" calcext:value-type="float">
            <text:p>24</text:p>
          </table:table-cell>
          <table:table-cell table:style-name="ce13" office:value-type="string" calcext:value-type="string">
            <text:p>ギャラリー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25" calcext:value-type="float">
            <text:p>25</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26" calcext:value-type="float">
            <text:p>26</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27" calcext:value-type="float">
            <text:p>27</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8" calcext:value-type="float">
            <text:p>28</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マイブログ画面" table:style-name="ta2" table:print-ranges="マイブログ画面.A1:マイブログ画面.K34">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マイブログ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マイブログ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マイブログ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ブログ一覧</text:p>
          </table:table-cell>
          <table:table-cell table:number-columns-repeated="2" table:style-name="ce13" office:value-type="string" calcext:value-type="string">
            <text:p>ブログ記事</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3" calcext:value-type="float">
            <text:p>13</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投稿日付</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4" calcext:value-type="float">
            <text:p>14</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4"/>
          <table:table-cell table:style-name="ce36" office:value-type="string" calcext:value-type="string">
            <text:p>1.ブログ画面に遷移する。</text:p>
            <text:p>2.ブログ記事の写真を押下する。</text:p>
          </table:table-cell>
          <table:table-cell table:style-name="ce17"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8" office:value-type="float" office:value="15" calcext:value-type="float">
            <text:p>15</text:p>
          </table:table-cell>
          <table:table-cell table:style-name="ce13" office:value-type="string" calcext:value-type="string">
            <text:p>ブログ一覧</text:p>
          </table:table-cell>
          <table:table-cell table:style-name="ce35" office:value-type="string" calcext:value-type="string">
            <text:p>ブログ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6" calcext:value-type="float">
            <text:p>16</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タイトル</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タイトル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7" calcext:value-type="float">
            <text:p>17</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34" office:value-type="string" calcext:value-type="string">
            <text:p>投稿者名</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8" calcext:value-type="float">
            <text:p>18</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本文</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本文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9" calcext:value-type="float">
            <text:p>19</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編集ボタン</text:p>
          </table:table-cell>
          <table:table-cell table:style-name="ce14"/>
          <table:table-cell table:style-name="ce36" office:value-type="string" calcext:value-type="string">
            <text:p>1.編集ボタンを押下する。</text:p>
          </table:table-cell>
          <table:table-cell table:style-name="ce17" office:value-type="string" calcext:value-type="string">
            <text:p>(イ. 遷移)</text:p>
            <text:p>1.ブログ編集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20" calcext:value-type="float">
            <text:p>20</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削除ボタン</text:p>
          </table:table-cell>
          <table:table-cell table:style-name="ce14"/>
          <table:table-cell table:style-name="ce36" office:value-type="string" calcext:value-type="string">
            <text:p>1.削除ボタンを押下する。</text:p>
            <text:p>2.確認ダイアログの「はい」ボタンを選択する。</text:p>
            <text:p>3.マイブログ画面ボタンを押下する。</text:p>
          </table:table-cell>
          <table:table-cell table:style-name="ce17"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8" office:value-type="float" office:value="21" calcext:value-type="float">
            <text:p>21</text:p>
          </table:table-cell>
          <table:table-cell table:style-name="ce13" office:value-type="string" calcext:value-type="string">
            <text:p>ブログ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2" calcext:value-type="float">
            <text:p>22</text:p>
          </table:table-cell>
          <table:table-cell table:style-name="ce13" office:value-type="string" calcext:value-type="string">
            <text:p>ブログ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23" calcext:value-type="float">
            <text:p>23</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24" calcext:value-type="float">
            <text:p>24</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25" calcext:value-type="float">
            <text:p>25</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ブログ記事のみが表示され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6" calcext:value-type="float">
            <text:p>26</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27" calcext:value-type="float">
            <text:p>27</text:p>
          </table:table-cell>
          <table:table-cell table:number-columns-repeated="3" table:style-name="ce13" office:value-type="string" calcext:value-type="string">
            <text:p>新規ボタン</text:p>
          </table:table-cell>
          <table:table-cell table:style-name="ce14" office:value-type="string" calcext:value-type="string">
            <text:p>正常</text:p>
          </table:table-cell>
          <table:table-cell table:style-name="ce36" office:value-type="string" calcext:value-type="string">
            <text:p>1.新規ボタンを押下する。</text:p>
            <text:p/>
          </table:table-cell>
          <table:table-cell table:style-name="ce17" office:value-type="string" calcext:value-type="string">
            <text:p>(イ. 遷移)</text:p>
            <text:p>1.ブログ編集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2">
          <table:table-cell table:number-columns-repeated="1024"/>
        </table:table-row>
        <table:table-row table:style-name="ro24">
          <table:table-cell table:number-columns-repeated="1024"/>
        </table:table-row>
      </table:table>
      <table:table table:name="ブログ編集画面" table:style-name="ta2" table:print-ranges="ブログ編集画面.A1:ブログ編集画面.K2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マイブログ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ブログ編集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ブログ編集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ブログ編集フォーム</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4"/>
          <table:table-cell table:style-name="ce16" office:value-type="string" calcext:value-type="string">
            <text:p>1. マイブログ画面で新規ボタンを押下する。</text:p>
            <text:p>2.タイトル入力フォームを押下する。</text:p>
            <text:p>3.入力を行う。</text:p>
          </table:table-cell>
          <table:table-cell table:style-name="ce17"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3" calcext:value-type="float">
            <text:p>13</text:p>
          </table:table-cell>
          <table:table-cell table:style-name="ce13" office:value-type="string" calcext:value-type="string">
            <text:p>ブログ編集フォーム</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4"/>
          <table:table-cell table:style-name="ce16" office:value-type="string" calcext:value-type="string">
            <text:p>1. マイブログ画面で任意の編集ボタンを押下する。</text:p>
            <text:p><text:span text:style-name="T1">2.タイトル入力フォームを押下する。</text:span></text:p>
            <text:p><text:span text:style-name="T1">3.入力を行う。</text:span></text:p>
          </table:table-cell>
          <table:table-cell table:style-name="ce17"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1">3.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8" office:value-type="float" office:value="14" calcext:value-type="float">
            <text:p>14</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サムネイル画像</text:p>
          </table:table-cell>
          <table:table-cell table:style-name="ce14"/>
          <table:table-cell table:style-name="ce16" office:value-type="string" calcext:value-type="string">
            <text:p>1. マイブログ画面で新規ボタンを押下する。</text:p>
          </table:table-cell>
          <table:table-cell table:style-name="ce17" office:value-type="string" calcext:value-type="string">
            <text:p>(イ. 遷移)</text:p>
            <text:p>1.ブログ編集画面へ遷移すること。</text:p>
            <text:p><text:span text:style-name="T1">  また、サムネイル画像に画像がセットされていないこと。(3枚全て)</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8" office:value-type="float" office:value="15" calcext:value-type="float">
            <text:p>15</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サムネイル画像</text:p>
          </table:table-cell>
          <table:table-cell table:style-name="ce14"/>
          <table:table-cell table:style-name="ce16" office:value-type="string" calcext:value-type="string">
            <text:p>1. マイブログ画面で任意の編集ボタンを押下する。</text:p>
          </table:table-cell>
          <table:table-cell table:style-name="ce17" office:value-type="string" calcext:value-type="string">
            <text:p>(イ. 遷移)</text:p>
            <text:p>1.ブログ編集画面へ遷移すること。</text:p>
            <text:p><text:span text:style-name="T1">  また、サムネイル画像に選択した編集ボタンの記事の画像がセットされていること。(最大3枚)</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6" calcext:value-type="float">
            <text:p>16</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選択ボタン</text:p>
          </table:table-cell>
          <table:table-cell table:style-name="ce14"/>
          <table:table-cell table:style-name="ce16" office:value-type="string" calcext:value-type="string">
            <text:p>1.任意の選択ボタンを押下する。</text:p>
            <text:p>2.任意の画像ファイルを選択する。</text:p>
          </table:table-cell>
          <table:table-cell table:style-name="ce17"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0" table:number-columns-repeated="2"/>
          <table:table-cell table:style-name="ce23"/>
          <table:table-cell table:style-name="ce24"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9">
          <table:table-cell table:style-name="ce28" office:value-type="float" office:value="17" calcext:value-type="float">
            <text:p>17</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34" office:value-type="string" calcext:value-type="string">
            <text:p>削除ボタン</text:p>
          </table:table-cell>
          <table:table-cell table:style-name="ce14"/>
          <table:table-cell table:style-name="ce16" office:value-type="string" calcext:value-type="string">
            <text:p>1.任意の削除ボタンを押下する。</text:p>
            <text:p>2.確認ダイアログの「はい」ボタンを押下する。</text:p>
          </table:table-cell>
          <table:table-cell table:style-name="ce17"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8" calcext:value-type="float">
            <text:p>18</text:p>
          </table:table-cell>
          <table:table-cell table:style-name="ce13" office:value-type="string" calcext:value-type="string">
            <text:p>ブログ編集フォーム</text:p>
          </table:table-cell>
          <table:table-cell table:style-name="ce13" office:value-type="string" calcext:value-type="string">
            <text:p>本文編集</text:p>
          </table:table-cell>
          <table:table-cell table:style-name="ce13" office:value-type="string" calcext:value-type="string">
            <text:p>本文入力フォーム</text:p>
          </table:table-cell>
          <table:table-cell table:style-name="ce14"/>
          <table:table-cell table:style-name="ce16" office:value-type="string" calcext:value-type="string">
            <text:p>1. マイブログ画面で新規ボタンを押下する。</text:p>
            <text:p><text:span text:style-name="T1">2.本文入力フォームを押下する。</text:span></text:p>
            <text:p><text:span text:style-name="T1">3.入力を行う。</text:span></text:p>
          </table:table-cell>
          <table:table-cell table:style-name="ce17"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1">3.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9" calcext:value-type="float">
            <text:p>19</text:p>
          </table:table-cell>
          <table:table-cell table:style-name="ce13" office:value-type="string" calcext:value-type="string">
            <text:p>ブログ編集フォーム</text:p>
          </table:table-cell>
          <table:table-cell table:style-name="ce13" office:value-type="string" calcext:value-type="string">
            <text:p>本文編集</text:p>
          </table:table-cell>
          <table:table-cell table:style-name="ce13" office:value-type="string" calcext:value-type="string">
            <text:p>本文入力フォーム</text:p>
          </table:table-cell>
          <table:table-cell table:style-name="ce14"/>
          <table:table-cell table:style-name="ce16" office:value-type="string" calcext:value-type="string">
            <text:p>1. マイブログ画面で任意の編集ボタンを押下する。</text:p>
            <text:p><text:span text:style-name="T1">2.本文入力フォームを押下する。</text:span></text:p>
            <text:p><text:span text:style-name="T1">3.入力を行う。</text:span></text:p>
          </table:table-cell>
          <table:table-cell table:style-name="ce17"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1">3.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20" calcext:value-type="float">
            <text:p>20</text:p>
          </table:table-cell>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4"/>
          <table:table-cell table:style-name="ce16" office:value-type="string" calcext:value-type="string">
            <text:p>1. マイブログ画面で新規ボタンを押下する。</text:p>
          </table:table-cell>
          <table:table-cell table:style-name="ce17"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8" office:value-type="float" office:value="21" calcext:value-type="float">
            <text:p>21</text:p>
          </table:table-cell>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4"/>
          <table:table-cell table:style-name="ce16" office:value-type="string" calcext:value-type="string">
            <text:p>1. マイブログ画面で任意の編集ボタンを押下する。</text:p>
            <text:p/>
          </table:table-cell>
          <table:table-cell table:style-name="ce17"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2" calcext:value-type="float">
            <text:p>22</text:p>
          </table:table-cell>
          <table:table-cell table:style-name="ce13" office:value-type="string" calcext:value-type="string">
            <text:p>ブログ編集フォーム</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4"/>
          <table:table-cell table:style-name="ce36" office:value-type="string" calcext:value-type="string">
            <text:p>1.タイトル編集フォーム、本文編集フォームそれぞれに内容が入力されている状態で編集ボタンを押下する。</text:p>
          </table:table-cell>
          <table:table-cell table:style-name="ce17" office:value-type="string" calcext:value-type="string">
            <text:p>(イ. 遷移)</text:p>
            <text:p>1.マイブログ画面へ遷移す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23" calcext:value-type="float">
            <text:p>23</text:p>
          </table:table-cell>
          <table:table-cell table:style-name="ce13" office:value-type="string" calcext:value-type="string">
            <text:p>ブログ編集フォーム</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34"/>
          <table:table-cell table:style-name="ce16" office:value-type="string" calcext:value-type="string">
            <text:p>1.キャンセルボタンを押下する。</text:p>
          </table:table-cell>
          <table:table-cell table:style-name="ce17" office:value-type="string" calcext:value-type="string">
            <text:p>(イ. 遷移)</text:p>
            <text:p>1.マイブログ画面へ遷移す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7">
          <table:table-cell table:number-columns-repeated="1024"/>
        </table:table-row>
        <table:table-row table:style-name="ro24">
          <table:table-cell table:number-columns-repeated="1024"/>
        </table:table-row>
      </table:table>
      <table:table table:name="管理者画面" table:style-name="ta2" table:print-ranges="管理者画面.A1:管理者画面.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管理者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管理者画面へ遷移する。</text:p>
            <text:p>2.任意の管理者タブのタブインデックスを押下する。</text:p>
          </table:table-cell>
          <table:table-cell table:style-name="ce17" office:value-type="string" calcext:value-type="string">
            <text:p>(イ. 遷移)</text:p>
            <text:p><text:span text:style-name="T1">1.タブパネルに日ごと予約者一覧画面が表示されること。</text:span></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2">
          <table:table-cell table:number-columns-repeated="1024"/>
        </table:table-row>
        <table:table-row table:style-name="ro24">
          <table:table-cell table:number-columns-repeated="1024"/>
        </table:table-row>
      </table:table>
      <table:table table:name="日ごと予約者一覧画面" table:style-name="ta2" table:print-ranges="日ごと予約者一覧画面.A1:日ごと予約者一覧画面.K3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予約者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0" calcext:value-type="float">
            <text:p>10</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4" office:value-type="string" calcext:value-type="string">
            <text:p>正常</text:p>
          </table:table-cell>
          <table:table-cell table:style-name="ce36" office:value-type="string" calcext:value-type="string">
            <text:p>1.2日前ボタンを押下する。</text:p>
          </table:table-cell>
          <table:table-cell table:style-name="ce17"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1" calcext:value-type="float">
            <text:p>11</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前ボタン</text:p>
          </table:table-cell>
          <table:table-cell table:style-name="ce14" office:value-type="string" calcext:value-type="string">
            <text:p>正常</text:p>
          </table:table-cell>
          <table:table-cell table:style-name="ce36" office:value-type="string" calcext:value-type="string">
            <text:p>1.1日前ボタンを押下する。</text:p>
          </table:table-cell>
          <table:table-cell table:style-name="ce17"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2" calcext:value-type="float">
            <text:p>12</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後ボタン</text:p>
          </table:table-cell>
          <table:table-cell table:style-name="ce14" office:value-type="string" calcext:value-type="string">
            <text:p>正常</text:p>
          </table:table-cell>
          <table:table-cell table:style-name="ce36" office:value-type="string" calcext:value-type="string">
            <text:p>1.1日後ボタンを押下する。</text:p>
          </table:table-cell>
          <table:table-cell table:style-name="ce17"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3" calcext:value-type="float">
            <text:p>13</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後ボタン</text:p>
          </table:table-cell>
          <table:table-cell table:style-name="ce14" office:value-type="string" calcext:value-type="string">
            <text:p>正常</text:p>
          </table:table-cell>
          <table:table-cell table:style-name="ce36" office:value-type="string" calcext:value-type="string">
            <text:p>1.2日後ボタンを押下する。</text:p>
          </table:table-cell>
          <table:table-cell table:style-name="ce17"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4" calcext:value-type="float">
            <text:p>14</text:p>
          </table:table-cell>
          <table:table-cell table:style-name="ce13" office:value-type="string" calcext:value-type="string">
            <text:p>日付選択フォーム</text:p>
          </table:table-cell>
          <table:table-cell table:style-name="ce13" office:value-type="string" calcext:value-type="string">
            <text:p>表示情報</text:p>
          </table:table-cell>
          <table:table-cell table:style-name="ce13" office:value-type="string" calcext:value-type="string">
            <text:p>現在の日付</text:p>
          </table:table-cell>
          <table:table-cell table:style-name="ce14" office:value-type="string" calcext:value-type="string">
            <text:p>正常</text:p>
          </table:table-cell>
          <table:table-cell table:style-name="ce36" office:value-type="string" calcext:value-type="string">
            <text:p>1.日ごと予約者一覧画面に遷移する。</text:p>
          </table:table-cell>
          <table:table-cell table:style-name="ce17"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5" calcext:value-type="float">
            <text:p>15</text:p>
          </table:table-cell>
          <table:table-cell table:style-name="ce13" office:value-type="string" calcext:value-type="string">
            <text:p>日付指定選択フォーム</text:p>
          </table:table-cell>
          <table:table-cell table:number-columns-repeated="2" table:style-name="ce13" office:value-type="string" calcext:value-type="string">
            <text:p>日付入力フォーム</text:p>
          </table:table-cell>
          <table:table-cell table:style-name="ce14" office:value-type="string" calcext:value-type="string">
            <text:p>正常</text:p>
          </table:table-cell>
          <table:table-cell table:style-name="ce36" office:value-type="string" calcext:value-type="string">
            <text:p>1.日ごと予約者一覧画面に遷移する。</text:p>
            <text:p>2.日付入力フォームを押下する。</text:p>
          </table:table-cell>
          <table:table-cell table:style-name="ce17"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6" calcext:value-type="float">
            <text:p>16</text:p>
          </table:table-cell>
          <table:table-cell table:style-name="ce13" office:value-type="string" calcext:value-type="string">
            <text:p>日付指定選択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8" office:value-type="float" office:value="17" calcext:value-type="float">
            <text:p>17</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7">
          <table:table-cell table:style-name="ce28" office:value-type="float" office:value="18" calcext:value-type="float">
            <text:p>18</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日ごと予約者一覧画面を表示する。</text:p>
            <text:p>2.任意のデータ行をダブルクリック(ダブルタップ)する。</text:p>
          </table:table-cell>
          <table:table-cell table:style-name="ce17"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9" calcext:value-type="float">
            <text:p>19</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開始</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1" calcext:value-type="float">
            <text:p>21</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終了</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2" calcext:value-type="float">
            <text:p>22</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テーマ</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3" calcext:value-type="float">
            <text:p>23</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4" calcext:value-type="float">
            <text:p>24</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ステータス</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8">
          <table:table-cell table:number-columns-repeated="1024"/>
        </table:table-row>
        <table:table-row table:style-name="ro24" table:number-rows-repeated="28">
          <table:table-cell table:number-columns-repeated="1024"/>
        </table:table-row>
        <table:table-row table:style-name="ro24">
          <table:table-cell table:number-columns-repeated="1024"/>
        </table:table-row>
      </table:table>
      <table:table table:name="受講承認タブ" table:style-name="ta2" table:print-ranges="受講承認タブ.A1:受講承認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タブ</text:p>
          </table:table-cell>
          <table:table-cell table:style-name="ce14" office:value-type="string" calcext:value-type="string">
            <text:p>正常</text:p>
          </table:table-cell>
          <table:table-cell table:style-name="ce36" office:value-type="string" calcext:value-type="string">
            <text:p>1.承認タブのタブインデックスを押下する。</text:p>
          </table:table-cell>
          <table:table-cell table:style-name="ce17"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一覧タブ</text:p>
          </table:table-cell>
          <table:table-cell table:style-name="ce14" office:value-type="string" calcext:value-type="string">
            <text:p>正常</text:p>
          </table:table-cell>
          <table:table-cell table:style-name="ce36" office:value-type="string" calcext:value-type="string">
            <text:p>1.承認一覧タブのタブインデックスを押下する。</text:p>
          </table:table-cell>
          <table:table-cell table:style-name="ce17"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受講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受講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18">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承認タブ" table:style-name="ta2" table:print-ranges="承認タブ.A1:承認タブ.K1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画面のタブインデックスを押下する。</text:p>
          </table:table-cell>
          <table:table-cell table:style-name="ce17"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4" office:value-type="string" calcext:value-type="string">
            <text:p>正常</text:p>
          </table:table-cell>
          <table:table-cell table:style-name="ce36" office:value-type="string" calcext:value-type="string">
            <text:p>1.商品購入承認のタブインデックスを押下する。</text:p>
          </table:table-cell>
          <table:table-cell table:style-name="ce17"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0">
          <table:table-cell table:number-columns-repeated="1024"/>
        </table:table-row>
        <table:table-row table:style-name="ro24" table:number-rows-repeated="47">
          <table:table-cell table:number-columns-repeated="1024"/>
        </table:table-row>
        <table:table-row table:style-name="ro24">
          <table:table-cell table:number-columns-repeated="1024"/>
        </table:table-row>
      </table:table>
      <table:table table:name="受講承認画面" table:style-name="ta2" table:print-ranges="受講承認画面.A1:受講承認画面.K2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9" office:value-type="float" office:value="1" calcext:value-type="float">
            <text:p>1</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4" office:value-type="string" calcext:value-type="string">
            <text:p>正常</text:p>
          </table:table-cell>
          <table:table-cell table:style-name="ce36" office:value-type="string" calcext:value-type="string">
            <text:p>1.全選択ボタンを押下する。</text:p>
          </table:table-cell>
          <table:table-cell table:style-name="ce17" office:value-type="string" calcext:value-type="string">
            <text:p>(イ. 遷移)</text:p>
            <text:p>1.受講承認情報一覧の全ての受講承認データがハイライトされ、選択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2" calcext:value-type="float">
            <text:p>2</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4" office:value-type="string" calcext:value-type="string">
            <text:p>正常</text:p>
          </table:table-cell>
          <table:table-cell table:style-name="ce36" office:value-type="string" calcext:value-type="string">
            <text:p>1.全解除ボタンを押下する。</text:p>
          </table:table-cell>
          <table:table-cell table:style-name="ce17"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3" calcext:value-type="float">
            <text:p>3</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承認ボタン</text:p>
          </table:table-cell>
          <table:table-cell table:style-name="ce14" office:value-type="string" calcext:value-type="string">
            <text:p>正常</text:p>
          </table:table-cell>
          <table:table-cell table:style-name="ce36"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17" office:value-type="string" calcext:value-type="string">
            <text:p>(イ. 遷移)</text:p>
            <text:p><text:span text:style-name="T1">1.受講承認データが選択されていない旨のメッセージが表示され、受講承認が行われないこと。</text:span></text:p>
            <text:p><text:span text:style-name="T1">2.受講承認が行われた旨のメッセージが表示され、選択した受講承認データが消え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4" calcext:value-type="float">
            <text:p>4</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36"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17" office:value-type="string" calcext:value-type="string">
            <text:p>(イ. 遷移)</text:p>
            <text:p><text:span text:style-name="T1">1.受講承認データが選択されていない旨のメッセージが表示され、削除が行われないこと。</text:span></text:p>
            <text:p><text:span text:style-name="T1">2.確認ダイアログが表示されること。</text:span></text:p>
            <text:p><text:span text:style-name="T1">3.選択した受講承認データが削除された旨のメッセージが表示され、選択した受講承認データが消え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5" calcext:value-type="float">
            <text:p>5</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追加ボタン</text:p>
          </table:table-cell>
          <table:table-cell table:style-name="ce14" office:value-type="string" calcext:value-type="string">
            <text:p>正常</text:p>
          </table:table-cell>
          <table:table-cell table:style-name="ce36" office:value-type="string" calcext:value-type="string">
            <text:p>1.追加ボタンを押下する。</text:p>
          </table:table-cell>
          <table:table-cell table:style-name="ce17" office:value-type="string" calcext:value-type="string">
            <text:p>(イ. 遷移)</text:p>
            <text:p>1.ユーザ一覧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6" calcext:value-type="float">
            <text:p>6</text:p>
          </table:table-cell>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見出し行に以下の列が存在すること。</text:p>
            <text:p><text:span text:style-name="T1"> a.No.</text:span></text:p>
            <text:p><text:span text:style-name="T1"> b.日時</text:span></text:p>
            <text:p><text:span text:style-name="T1"> c.名前</text:span></text:p>
            <text:p><text:span text:style-name="T1"> d.所持pt</text:span></text:p>
            <text:p><text:span text:style-name="T1"> e.内容</text:span></text:p>
            <text:p><text:span text:style-name="T1"> f.使用ポイント</text:span></text:p>
            <text:p><text:span text:style-name="T1"> g.受講料</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7" calcext:value-type="float">
            <text:p>7</text:p>
          </table:table-cell>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画面を表示する。</text:p>
            <text:p>2.任意のデータ行を押下する。</text:p>
          </table:table-cell>
          <table:table-cell table:style-name="ce17"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8" calcext:value-type="float">
            <text:p>8</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No.列に行単位の連番が振ら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9" calcext:value-type="float">
            <text:p>9</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日時列に受講承認を行う授業の日時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10" calcext:value-type="float">
            <text:p>10</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名前列に受講承認を行うユーザの名前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1" calcext:value-type="float">
            <text:p>11</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所持pt列に受講承認を行うユーザの所持ポイント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2" calcext:value-type="float">
            <text:p>12</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内容列に受講承認を行う授業の内容(テーマ)が入力されていること。</text:p>
            <text:p><text:span text:style-name="T1">(ロ. データ)</text:span></text:p>
            <text:p><text:span text:style-name="T1">1.</text:span></text:p>
          </table:table-cell>
          <table:table-cell table:number-columns-repeated="1017"/>
        </table:table-row>
        <table:table-row table:style-name="ro22">
          <table:table-cell table:style-name="ce29" office:value-type="float" office:value="13" calcext:value-type="float">
            <text:p>13</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使用pt</text:p>
          </table:table-cell>
          <table:table-cell table:style-name="ce14" office:value-type="string" calcext:value-type="string">
            <text:p>正常</text:p>
          </table:table-cell>
          <table:table-cell table:style-name="ce36" office:value-type="string" calcext:value-type="string">
            <text:p>1.受講承認画面を表示する。</text:p>
            <text:p>2.使用ptのテキストボックスを押下する。</text:p>
            <text:p>3.入力を行う。</text:p>
          </table:table-cell>
          <table:table-cell table:style-name="ce17"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1">(ロ. データ)</text:span></text:p>
            <text:p><text:span text:style-name="T1">1.</text:span></text:p>
          </table:table-cell>
          <table:table-cell table:number-columns-repeated="1017"/>
        </table:table-row>
        <table:table-row table:style-name="ro22">
          <table:table-cell table:style-name="ce29" office:value-type="float" office:value="14" calcext:value-type="float">
            <text:p>14</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受講承認画面を表示する。</text:p>
            <text:p>2.受講料のテキストボックスを押下する。</text:p>
            <text:p>3.入力を行う。</text:p>
          </table:table-cell>
          <table:table-cell table:style-name="ce17"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1">2.受講料のテキストボックスをフォーカスすることができること。</text:span></text:p>
            <text:p><text:span text:style-name="T1">3.0以上の値のみ入力できること。</text:span></text:p>
            <text:p><text:span text:style-name="T1">(ロ. データ)</text:span></text:p>
            <text:p><text:span text:style-name="T1">1.</text:span></text:p>
          </table:table-cell>
          <table:table-cell table:number-columns-repeated="1017"/>
        </table:table-row>
        <table:table-row table:style-name="ro6" table:number-rows-repeated="1048558">
          <table:table-cell table:number-columns-repeated="1024"/>
        </table:table-row>
        <table:table-row table:style-name="ro6">
          <table:table-cell table:number-columns-repeated="1024"/>
        </table:table-row>
      </table:table>
      <table:table table:name="商品購入承認画面" table:style-name="ta2" table:print-ranges="商品購入承認画面.A1:商品購入承認画面.K23">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商品購入承認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9" office:value-type="float" office:value="1" calcext:value-type="float">
            <text:p>1</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4" office:value-type="string" calcext:value-type="string">
            <text:p>正常</text:p>
          </table:table-cell>
          <table:table-cell table:style-name="ce36" office:value-type="string" calcext:value-type="string">
            <text:p>1.全選択ボタンを押下する。</text:p>
          </table:table-cell>
          <table:table-cell table:style-name="ce17"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2" calcext:value-type="float">
            <text:p>2</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4" office:value-type="string" calcext:value-type="string">
            <text:p>正常</text:p>
          </table:table-cell>
          <table:table-cell table:style-name="ce36" office:value-type="string" calcext:value-type="string">
            <text:p>1.全解除ボタンを押下する。</text:p>
          </table:table-cell>
          <table:table-cell table:style-name="ce17"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3" calcext:value-type="float">
            <text:p>3</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承認ボタン</text:p>
          </table:table-cell>
          <table:table-cell table:style-name="ce14" office:value-type="string" calcext:value-type="string">
            <text:p>正常</text:p>
          </table:table-cell>
          <table:table-cell table:style-name="ce36"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17"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4" calcext:value-type="float">
            <text:p>4</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36"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17"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5" calcext:value-type="float">
            <text:p>5</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追加ボタン</text:p>
          </table:table-cell>
          <table:table-cell table:style-name="ce14" office:value-type="string" calcext:value-type="string">
            <text:p>正常</text:p>
          </table:table-cell>
          <table:table-cell table:style-name="ce36" office:value-type="string" calcext:value-type="string">
            <text:p>1.追加ボタンを押下する。</text:p>
          </table:table-cell>
          <table:table-cell table:style-name="ce17" office:value-type="string" calcext:value-type="string">
            <text:p>(イ. 遷移)</text:p>
            <text:p>1.ユーザ一覧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table-cell table:style-name="ce29" office:value-type="float" office:value="6" calcext:value-type="float">
            <text:p>6</text:p>
          </table:table-cell>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20" table:number-columns-repeated="2"/>
          <table:table-cell table:style-name="ce23"/>
          <table:table-cell table:style-name="ce24"/>
          <table:table-cell table:number-columns-repeated="1013"/>
        </table:table-row>
        <table:table-row table:style-name="ro35">
          <table:table-cell table:style-name="ce29" office:value-type="float" office:value="7" calcext:value-type="float">
            <text:p>7</text:p>
          </table:table-cell>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商品購入承認画面を表示する。</text:p>
            <text:p>2.任意のデータ行を押下する。</text:p>
          </table:table-cell>
          <table:table-cell table:style-name="ce17" office:value-type="string" calcext:value-type="string">
            <text:p>(イ. 遷移)</text:p>
            <text:p>1.商品購入承認情報一覧のデータ行に以下の列が存在すること。</text:p>
            <text:p><text:span text:style-name="T1"> a.No.</text:span></text:p>
            <text:p><text:span text:style-name="T1"> b.名前</text:span></text:p>
            <text:p><text:span text:style-name="T1"> c.所持ポイント</text:span></text:p>
            <text:p><text:span text:style-name="T1"> d.会員番号</text:span></text:p>
            <text:p><text:span text:style-name="T1"> e.商品名</text:span></text:p>
            <text:p><text:span text:style-name="T1"> f.単価</text:span></text:p>
            <text:p><text:span text:style-name="T1"> g.個数</text:span></text:p>
            <text:p><text:span text:style-name="T1"> h.使用ポイント</text:span></text:p>
            <text:p><text:span text:style-name="T1"> I.合計</text:span></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会員番号</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商品名</text:p>
          </table:table-cell>
          <table:table-cell table:style-name="ce14" office:value-type="string" calcext:value-type="string">
            <text:p>正常</text:p>
          </table:table-cell>
          <table:table-cell table:style-name="ce36" office:value-type="string" calcext:value-type="string">
            <text:p>1.商品購入承認画面を表示する。</text:p>
            <text:p>2.商品名のセレクトメニューを押下する。</text:p>
            <text:p>3.任意の項目を押下する。</text:p>
          </table:table-cell>
          <table:table-cell table:style-name="ce17"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22">
          <table:table-cell table:style-name="ce29" office:value-type="float" office:value="13" calcext:value-type="float">
            <text:p>13</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単価</text:p>
          </table:table-cell>
          <table:table-cell table:style-name="ce14" office:value-type="string" calcext:value-type="string">
            <text:p>正常</text:p>
          </table:table-cell>
          <table:table-cell table:style-name="ce36" office:value-type="string" calcext:value-type="string">
            <text:p>1.商品購入承認画面を表示する。</text:p>
            <text:p>2.単価のテキストボックスを押下する。</text:p>
            <text:p>3.入力を行う。</text:p>
          </table:table-cell>
          <table:table-cell table:style-name="ce17" office:value-type="string" calcext:value-type="string">
            <text:p>(イ. 遷移)</text:p>
            <text:p>1.商品購入承認情報一覧のデータ行の単価列がテキストボックスとなっており、商品購入承認対象の商品の単価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29" office:value-type="float" office:value="14" calcext:value-type="float">
            <text:p>14</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個数</text:p>
          </table:table-cell>
          <table:table-cell table:style-name="ce14" office:value-type="string" calcext:value-type="string">
            <text:p>正常</text:p>
          </table:table-cell>
          <table:table-cell table:style-name="ce36" office:value-type="string" calcext:value-type="string">
            <text:p>1.商品購入承認画面を表示する。</text:p>
            <text:p>2.個数のテキストボックスを押下する。</text:p>
            <text:p>3.入力を行う。</text:p>
          </table:table-cell>
          <table:table-cell table:style-name="ce17" office:value-type="string" calcext:value-type="string">
            <text:p>(イ. 遷移)</text:p>
            <text:p>1.商品購入承認情報一覧のデータ行の個数列がテキストボックスとなっており、商品購入承認対象の商品の購入個数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29" office:value-type="float" office:value="15" calcext:value-type="float">
            <text:p>15</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商品購入承認画面を表示する。</text:p>
            <text:p>2.使用ptのテキストボックスを押下する。</text:p>
            <text:p>3.入力を行う。</text:p>
          </table:table-cell>
          <table:table-cell table:style-name="ce17"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25">
          <table:table-cell table:style-name="ce29" office:value-type="float" office:value="16" calcext:value-type="float">
            <text:p>16</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合計</text:p>
          </table:table-cell>
          <table:table-cell table:style-name="ce14" office:value-type="string" calcext:value-type="string">
            <text:p>正常</text:p>
          </table:table-cell>
          <table:table-cell table:style-name="ce36" office:value-type="string" calcext:value-type="string">
            <text:p>1.商品購入承認画面を表示する。</text:p>
            <text:p>2.合計のテキストボックスを押下する。</text:p>
          </table:table-cell>
          <table:table-cell table:style-name="ce17"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商品購入料のテキストボックスをフォーカスすることができないこと。</text:p>
            <text:p>(ロ. データ)</text:p>
            <text:p>1.</text:p>
          </table:table-cell>
          <table:table-cell table:number-columns-repeated="1017"/>
        </table:table-row>
        <table:table-row table:style-name="ro6" table:number-rows-repeated="1048556">
          <table:table-cell table:number-columns-repeated="1024"/>
        </table:table-row>
        <table:table-row table:style-name="ro6">
          <table:table-cell table:number-columns-repeated="1024"/>
        </table:table-row>
      </table:table>
      <table:table table:name="承認一覧タブ" table:style-name="ta2" table:print-ranges="承認一覧タブ.A1:承認一覧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一覧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受講承認一覧</text:p>
          </table:table-cell>
          <table:table-cell table:style-name="ce14" office:value-type="string" calcext:value-type="string">
            <text:p>正常</text:p>
          </table:table-cell>
          <table:table-cell table:style-name="ce36" office:value-type="string" calcext:value-type="string">
            <text:p>1.受講承認一覧画面のタブインデックスを押下する。</text:p>
          </table:table-cell>
          <table:table-cell table:style-name="ce17" office:value-type="string" calcext:value-type="string">
            <text:p>(イ. 遷移)</text:p>
            <text:p>1.タブパネルに受講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商品購入承認一覧</text:p>
          </table:table-cell>
          <table:table-cell table:style-name="ce14" office:value-type="string" calcext:value-type="string">
            <text:p>正常</text:p>
          </table:table-cell>
          <table:table-cell table:style-name="ce36" office:value-type="string" calcext:value-type="string">
            <text:p>1.商品購入承認一覧のタブインデックスを押下する。</text:p>
          </table:table-cell>
          <table:table-cell table:style-name="ce17" office:value-type="string" calcext:value-type="string">
            <text:p>(イ. 遷移)</text:p>
            <text:p>1.タブパネルに商品購入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一覧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一覧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受講承認一覧画面" table:style-name="ta2" table:print-ranges="受講承認一覧画面.A1:受講承認一覧画面.K2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1" table:number-columns-repeated="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受講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受講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一覧画面を表示する。</text:p>
            <text:p>2.任意のデータ行を押下する。</text:p>
          </table:table-cell>
          <table:table-cell table:style-name="ce17"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9" calcext:value-type="float">
            <text:p>9</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0" calcext:value-type="float">
            <text:p>10</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1" calcext:value-type="float">
            <text:p>11</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日ごと予約者一覧画面を表示する。</text:p>
            <text:p>2.使用ptのテキストボックスを押下する。</text:p>
            <text:p>3.入力を行う。</text:p>
          </table:table-cell>
          <table:table-cell table:style-name="ce17"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29" office:value-type="float" office:value="13" calcext:value-type="float">
            <text:p>13</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日ごと予約者一覧画面を表示する。</text:p>
            <text:p>2.受講料のテキストボックスを押下する。</text:p>
            <text:p>3.入力を行う。</text:p>
          </table:table-cell>
          <table:table-cell table:style-name="ce17"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4" calcext:value-type="float">
            <text:p>14</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7">
          <table:table-cell table:number-columns-repeated="1024"/>
        </table:table-row>
        <table:table-row table:style-name="ro24">
          <table:table-cell table:number-columns-repeated="1024"/>
        </table:table-row>
        <table:table-row table:style-name="ro24">
          <table:table-cell table:number-columns-repeated="1024"/>
        </table:table-row>
      </table:table>
      <table:table table:name="商品購入承認一覧画面" table:style-name="ta2" table:print-ranges="商品購入承認一覧画面.A1:商品購入承認一覧画面.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商品購入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商品購入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商品購入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able:table-cell>
          <table:table-cell table:style-name="ce17"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ext:p>2.任意のデータ行を押下する。</text:p>
          </table:table-cell>
          <table:table-cell table:style-name="ce17"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商品購入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承認済商品購入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内容(商品名)のセレクトメニューを押下する。</text:p>
            <text:p>3.任意の項目を押下する。</text:p>
          </table:table-cell>
          <table:table-cell table:style-name="ce17"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22">
          <table:table-cell table:style-name="ce29"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入金(円)</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入金のテキストボックスを押下する。</text:p>
            <text:p>3.入力を行う。</text:p>
          </table:table-cell>
          <table:table-cell table:style-name="ce17"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1">3.0以上の値のみ入力できること。</text:span></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使用ptのテキストボックスを押下する。</text:p>
            <text:p>3.入力を行う。</text:p>
          </table:table-cell>
          <table:table-cell table:style-name="ce17"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3" calcext:value-type="float">
            <text:p>13</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48">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ユーザ一覧画面" table:style-name="ta2" table:print-ranges="ユーザ一覧画面.A1:ユーザ一覧画面.K28">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ユーザ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0" calcext:value-type="float">
            <text:p>10</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14" office:value-type="string" calcext:value-type="string">
            <text:p>正常</text:p>
          </table:table-cell>
          <table:table-cell table:style-name="ce36" office:value-type="string" calcext:value-type="string">
            <text:p>1.絞込ボタンを押下する。</text:p>
          </table:table-cell>
          <table:table-cell table:style-name="ce17"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1" calcext:value-type="float">
            <text:p>11</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6">
          <table:table-cell table:style-name="ce28" office:value-type="float" office:value="12" calcext:value-type="float">
            <text:p>12</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23">
          <table:table-cell table:style-name="ce28" office:value-type="float" office:value="13" calcext:value-type="float">
            <text:p>13</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ユーザ一覧のデータ行に以下の列が存在すること。</text:p>
            <text:p> a.名前</text:p>
            <text:p> b.残高</text:p>
            <text:p> c.ポイント</text:p>
            <text:p> d.最終予約日</text:p>
            <text:p> e.入会状況</text:p>
            <text:p><text:span text:style-name="T1">2.選択したユーザとして会員トップ画面へ遷移する。</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4" calcext:value-type="float">
            <text:p>14</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名前列に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5" calcext:value-type="float">
            <text:p>15</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残高</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残高列にユーザの残高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6" calcext:value-type="float">
            <text:p>16</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ポイント</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ポイント列に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7" calcext:value-type="float">
            <text:p>17</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最終予約日</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最終予約日列にユーザの最終予約日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8" calcext:value-type="float">
            <text:p>18</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入会状況</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入会状況列にユーザの入会状況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8" office:value-type="float" office:value="19" calcext:value-type="float">
            <text:p>19</text:p>
          </table:table-cell>
          <table:table-cell table:style-name="ce13" office:value-type="string" calcext:value-type="string">
            <text:p>ユーザ一覧</text:p>
          </table:table-cell>
          <table:table-cell table:number-columns-repeated="2" table:style-name="ce13" office:value-type="string" calcext:value-type="string">
            <text:p>ページャ</text:p>
          </table:table-cell>
          <table:table-cell table:style-name="ce14" office:value-type="string" calcext:value-type="string">
            <text:p>正常</text:p>
          </table:table-cell>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メールボタン</text:p>
          </table:table-cell>
          <table:table-cell table:style-name="ce14" office:value-type="string" calcext:value-type="string">
            <text:p>正常</text:p>
          </table:table-cell>
          <table:table-cell table:style-name="ce36" office:value-type="string" calcext:value-type="string">
            <text:p>1.選択しているデータ行が無い状態でメールボタンを押下する。</text:p>
            <text:p>2.1行以上データ行を選択した状態でメールボタンを押下する。</text:p>
          </table:table-cell>
          <table:table-cell table:style-name="ce17"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28" office:value-type="float" office:value="21" calcext:value-type="float">
            <text:p>21</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お知らせボタン</text:p>
          </table:table-cell>
          <table:table-cell table:style-name="ce14" office:value-type="string" calcext:value-type="string">
            <text:p>正常</text:p>
          </table:table-cell>
          <table:table-cell table:style-name="ce36" office:value-type="string" calcext:value-type="string">
            <text:p>1.選択しているデータ行が無い状態でお知らせボタンを押下する。</text:p>
            <text:p>2.1行以上データ行を選択した状態でお知らせボタンを押下する。</text:p>
          </table:table-cell>
          <table:table-cell table:style-name="ce17"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9">
          <table:table-cell table:style-name="ce28" office:value-type="float" office:value="22" calcext:value-type="float">
            <text:p>22</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選択ボタン</text:p>
          </table:table-cell>
          <table:table-cell table:style-name="ce14" office:value-type="string" calcext:value-type="string">
            <text:p>正常</text:p>
          </table:table-cell>
          <table:table-cell table:style-name="ce36" office:value-type="string" calcext:value-type="string">
            <text:p>1.選択しているデータ行が無い状態で選択ボタンを押下する。</text:p>
            <text:p>2.1行以上データ行を選択した状態で選択ボタンを押下する。</text:p>
          </table:table-cell>
          <table:table-cell table:style-name="ce17"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4"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30">
          <table:table-cell table:style-name="ce28" office:value-type="float" office:value="23" calcext:value-type="float">
            <text:p>23</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4" office:value-type="string" calcext:value-type="string">
            <text:p>正常</text:p>
          </table:table-cell>
          <table:table-cell table:style-name="ce36" office:value-type="string" calcext:value-type="string">
            <text:p>1.キャンセルボタンを押下する。</text:p>
          </table:table-cell>
          <table:table-cell table:style-name="ce17" office:value-type="string" calcext:value-type="string">
            <text:p>(イ. 遷移)</text:p>
            <text:p><text:span text:style-name="T1">1.ユーザ選択機能を利用した画面に遷移する。</text:span></text:p>
            <text:p><text:span text:style-name="T1">(ロ. データ)</text:span></text:p>
            <text:p><text:span text:style-name="T1">1.</text:span></text:p>
          </table:table-cell>
          <table:table-cell table:number-columns-repeated="3"/>
          <table:table-cell table:style-name="ce24"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6" table:number-rows-repeated="1048519">
          <table:table-cell table:number-columns-repeated="1024"/>
        </table:table-row>
        <table:table-row table:style-name="ro24" table:number-rows-repeated="30">
          <table:table-cell table:number-columns-repeated="1024"/>
        </table:table-row>
        <table:table-row table:style-name="ro24">
          <table:table-cell table:number-columns-repeated="1024"/>
        </table:table-row>
      </table:table>
      <table:table table:name="メール送信ダイアログ" table:style-name="ta2" table:print-ranges="メール送信ダイアログ.A1:メール送信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ール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ール画面の新規ボタンを押下する。</text:p>
          </table:table-cell>
          <table:table-cell table:style-name="ce49"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ール作成ダイアログのクローズボックスを押下する。</text:p>
          </table:table-cell>
          <table:table-cell table:style-name="ce49" office:value-type="string" calcext:value-type="string">
            <text:p>(イ. 遷移)</text:p>
            <text:p>1.メール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人</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宛先人の欄にユーザ一覧で選択したユーザの名前が全て表示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5" calcext:value-type="float">
            <text:p>5</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6" calcext:value-type="float">
            <text:p>6</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本文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本文入力フォームを押下する。</text:p>
            <text:p>3.入力を行う。</text:p>
          </table:table-cell>
          <table:table-cell table:style-name="ce38"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8" calcext:value-type="float">
            <text:p>8</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ール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ユーザ絞込ダイアログ" table:style-name="ta2" table:print-ranges="ユーザ絞込ダイアログ.A1:ユーザ絞込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ユーザ絞込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ユーザ一覧画面の絞込ボタンを押下する。</text:p>
          </table:table-cell>
          <table:table-cell table:style-name="ce49" office:value-type="string" calcext:value-type="string">
            <text:p><text:span text:style-name="T2">(イ. 遷移)</text:span></text:p>
            <text:p><text:span text:style-name="T2">1.ユーザ絞込ダイアログが表示されること。</text:span></text:p>
            <text:p><text:span text:style-name="T2">  また、タイトルバーに「ユーザ絞込」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2">(イ. 遷移)</text:span></text:p>
            <text:p><text:span text:style-name="T2">1.ユーザ絞込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4" office:value-type="string" calcext:value-type="string">
            <text:p>正常</text:p>
          </table:table-cell>
          <table:table-cell table:style-name="ce16" office:value-type="string" calcext:value-type="string">
            <text:p>1. 氏名(カナ)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4" office:value-type="string" calcext:value-type="string">
            <text:p>正常</text:p>
          </table:table-cell>
          <table:table-cell table:style-name="ce16" office:value-type="string" calcext:value-type="string">
            <text:p>1. 氏名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5" calcext:value-type="float">
            <text:p>5</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4" office:value-type="string" calcext:value-type="string">
            <text:p>正常</text:p>
          </table:table-cell>
          <table:table-cell table:style-name="ce16" office:value-type="string" calcext:value-type="string">
            <text:p>1. 電話番号入力フォームを押下する。</text:p>
            <text:p>2.入力を行う。</text:p>
          </table:table-cell>
          <table:table-cell table:style-name="ce38"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4" office:value-type="string" calcext:value-type="string">
            <text:p>正常</text:p>
          </table:table-cell>
          <table:table-cell table:style-name="ce16" office:value-type="string" calcext:value-type="string">
            <text:p>1. メールアドレス入力フォームを押下する。</text:p>
            <text:p>2.入力を行う。</text:p>
          </table:table-cell>
          <table:table-cell table:style-name="ce38"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4" office:value-type="string" calcext:value-type="string">
            <text:p>正常</text:p>
          </table:table-cell>
          <table:table-cell table:style-name="ce16" office:value-type="string" calcext:value-type="string">
            <text:p>1. ID入力フォームを押下する。</text:p>
            <text:p>2.入力を行う。</text:p>
          </table:table-cell>
          <table:table-cell table:style-name="ce38"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4" office:value-type="string" calcext:value-type="string">
            <text:p>正常</text:p>
          </table:table-cell>
          <table:table-cell table:style-name="ce16" office:value-type="string" calcext:value-type="string">
            <text:p>1. テーマ入力フォームを押下する。</text:p>
            <text:p>2.入力を行う。</text:p>
          </table:table-cell>
          <table:table-cell table:style-name="ce38"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開始期間入力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終了期間入力フォーム</text:p>
          </table:table-cell>
          <table:table-cell table:style-name="ce34" office:value-type="string" calcext:value-type="string">
            <text:p>正常</text:p>
          </table:table-cell>
          <table:table-cell table:style-name="ce16" office:value-type="string" calcext:value-type="string">
            <text:p>1.終了期間(右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6">
          <table:table-cell table:style-name="ce29" office:value-type="float" office:value="11" calcext:value-type="float">
            <text:p>11</text:p>
          </table:table-cell>
          <table:table-cell table:style-name="ce13" office:value-type="string" calcext:value-type="string">
            <text:p>ユーザ絞込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34" office:value-type="string" calcext:value-type="string">
            <text:p>正常</text:p>
          </table:table-cell>
          <table:table-cell table:style-name="ce16" office:value-type="string" calcext:value-type="string">
            <text:p>1.検索ボタンを押下する。</text:p>
          </table:table-cell>
          <table:table-cell table:style-name="ce38"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詳細画面" table:style-name="ta2" table:print-ranges="授業詳細画面.A1:授業詳細画面.K2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詳細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10" calcext:value-type="float">
            <text:p>10</text:p>
          </table:table-cell>
          <table:table-cell table:style-name="ce13" office:value-type="string" calcext:value-type="string">
            <text:p>授業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16" office:value-type="string" calcext:value-type="string">
            <text:p>1. 授業詳細画面へ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1" calcext:value-type="float">
            <text:p>11</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25">
          <table:table-cell table:style-name="ce28" office:value-type="float" office:value="12" calcext:value-type="float">
            <text:p>12</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授業詳細画面へ遷移する。</text:p>
          </table:table-cell>
          <table:table-cell table:style-name="ce38"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3" calcext:value-type="float">
            <text:p>13</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薄い灰色となっている日付を押下する。</text:p>
          </table:table-cell>
          <table:table-cell table:style-name="ce38"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4" calcext:value-type="float">
            <text:p>14</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明るい緑となっている日付を押下する。</text:p>
          </table:table-cell>
          <table:table-cell table:style-name="ce38"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14"/>
          <table:table-cell table:style-name="ce36"/>
          <table:table-cell table:style-name="ce17"/>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8">
          <table:table-cell table:number-columns-repeated="1024"/>
        </table:table-row>
        <table:table-row table:style-name="ro24" table:number-rows-repeated="38">
          <table:table-cell table:number-columns-repeated="1024"/>
        </table:table-row>
        <table:table-row table:style-name="ro24">
          <table:table-cell table:number-columns-repeated="1024"/>
        </table:table-row>
      </table:table>
      <table:table table:name="授業詳細ダイアログ" table:style-name="ta2" table:print-ranges="授業詳細ダイアログ.A1:授業詳細ダイアログ.K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詳細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カレンダーの日付ボタンを押下する。</text:p>
          </table:table-cell>
          <table:table-cell table:style-name="ce49"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詳細ダイアログのクローズボックスを押下する。</text:p>
          </table:table-cell>
          <table:table-cell table:style-name="ce49"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3" calcext:value-type="float">
            <text:p>3</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のタブインデックスを押下する。</text:p>
          </table:table-cell>
          <table:table-cell table:style-name="ce4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のタブインデックスを押下する。</text:p>
          </table:table-cell>
          <table:table-cell table:style-name="ce4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5" calcext:value-type="float">
            <text:p>5</text:p>
          </table:table-cell>
          <table:table-cell table:style-name="ce13" office:value-type="string" calcext:value-type="string">
            <text:p>授業詳細タブ</text:p>
          </table:table-cell>
          <table:table-cell table:number-columns-repeated="2" table:style-name="ce13" office:value-type="string" calcext:value-type="string">
            <text:p>タブパネル</text:p>
          </table:table-cell>
          <table:table-cell table:style-name="ce34" office:value-type="string" calcext:value-type="string">
            <text:p>正常</text:p>
          </table:table-cell>
          <table:table-cell table:style-name="ce36" office:value-type="string" calcext:value-type="string">
            <text:p>1.授業カレンダーの日付ボタンを押下する。</text:p>
            <text:p>2.任意のタブインデックスを押下する。</text:p>
          </table:table-cell>
          <table:table-cell table:style-name="ce49"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授業一覧画面" table:style-name="ta2" table:print-ranges="授業一覧画面.A1:授業一覧画面.K1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37">
          <table:table-cell table:style-name="ce29" office:value-type="float" office:value="1" calcext:value-type="float">
            <text:p>1</text:p>
          </table:table-cell>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画面を表示する。</text:p>
          </table:table-cell>
          <table:table-cell table:style-name="ce4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2" calcext:value-type="float">
            <text:p>2</text:p>
          </table:table-cell>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任意のデータ行を押下する。</text:p>
          </table:table-cell>
          <table:table-cell table:style-name="ce4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3" calcext:value-type="float">
            <text:p>3</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34" office:value-type="string" calcext:value-type="string">
            <text:p>正常</text:p>
          </table:table-cell>
          <table:table-cell table:style-name="ce16" office:value-type="string" calcext:value-type="string">
            <text:p>1.新規ボタンを押下する。</text:p>
          </table:table-cell>
          <table:table-cell table:style-name="ce17" office:value-type="string" calcext:value-type="string">
            <text:p>(イ. 遷移)</text:p>
            <text:p>1.授業作成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4" calcext:value-type="float">
            <text:p>4</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4" office:value-type="string" calcext:value-type="string">
            <text:p>正常</text:p>
          </table:table-cell>
          <table:table-cell table:style-name="ce16" office:value-type="string" calcext:value-type="string">
            <text:p>1.授業一覧のデータ行を選択していない状態、または2行以上選択している状態で編集ボタンを押下する。</text:p>
            <text:p>2.任意の授業一覧のデータ行を1行選択した上で編集ボタンを押下する。</text:p>
          </table:table-cell>
          <table:table-cell table:style-name="ce17" office:value-type="string" calcext:value-type="string">
            <text:p>(イ. 遷移)</text:p>
            <text:p>1.「授業データを1個選択する必要がある」旨のメッセージが表示され、授業編集ダイアログが表示されないこと。</text:p>
            <text:p>2.授業編集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9" office:value-type="float" office:value="5" calcext:value-type="float">
            <text:p>5</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34" office:value-type="string" calcext:value-type="string">
            <text:p>正常</text:p>
          </table:table-cell>
          <table:table-cell table:style-name="ce16"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17"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6" calcext:value-type="float">
            <text:p>6</text:p>
          </table:table-cell>
          <table:table-cell table:style-name="ce13" office:value-type="string" calcext:value-type="string">
            <text:p>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42">
          <table:table-cell table:number-columns-repeated="1024"/>
        </table:table-row>
        <table:table-row table:style-name="ro24">
          <table:table-cell table:number-columns-repeated="1024"/>
        </table:table-row>
      </table:table>
      <table:table table:name="授業作成ダイアログ" table:style-name="ta2" table:print-ranges="授業作成ダイアログ.A1:授業作成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49" office:value-type="string" calcext:value-type="string">
            <text:p><text:span text:style-name="T2">(イ. 遷移)</text:span></text:p>
            <text:p><text:span text:style-name="T2">1.授業作成ダイアログが表示されること。</text:span></text:p>
            <text:p><text:span text:style-name="T2">  また、タイトルバーに「授業作成」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49" office:value-type="string" calcext:value-type="string">
            <text:p><text:span text:style-name="T2">(イ. 遷移)</text:span></text:p>
            <text:p><text:span text:style-name="T2">1.授業作成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3" calcext:value-type="float">
            <text:p>3</text:p>
          </table:table-cell>
          <table:table-cell table:style-name="ce13" office:value-type="string" calcext:value-type="string">
            <text:p>授業作成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49" office:value-type="string" calcext:value-type="string">
            <text:p><text:span text:style-name="T2">(イ. 遷移)</text:span></text:p>
            <text:p><text:span text:style-name="T2">1.授業作成ダイアログが表示されること。</text:span></text:p>
            <text:p><text:span text:style-name="T2">  また、授業日付部分に授業の日付が日本語で表示されること。</text:span></text:p>
            <text:p><text:span text:style-name="T2">  例)2016年5月7日(土)</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25">
          <table:table-cell table:style-name="ce29" office:value-type="float" office:value="4" calcext:value-type="float">
            <text:p>4</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テーマ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テーマ選択セレクトメニュー押下する。</text:p>
            <text:p>3.任意の項目を押下する。</text:p>
          </table:table-cell>
          <table:table-cell table:style-name="ce38"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8">
          <table:table-cell table:style-name="ce29" office:value-type="float" office:value="5" calcext:value-type="float">
            <text:p>5</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時間割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時間割選択セレクトメニュー押下する。</text:p>
            <text:p><text:span text:style-name="T1">3.任意の項目を押下する。</text:span></text:p>
          </table:table-cell>
          <table:table-cell table:style-name="ce38"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8" calcext:value-type="float">
            <text:p>8</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8"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A」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が空であること。</text:p>
            <text:p>2.メモ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11" calcext:value-type="float">
            <text:p>11</text:p>
          </table:table-cell>
          <table:table-cell table:style-name="ce13" office:value-type="string" calcext:value-type="string">
            <text:p>授業作成フォーム</text:p>
          </table:table-cell>
          <table:table-cell table:style-name="ce13" office:value-type="string" calcext:value-type="string">
            <text:p>ボタン</text:p>
          </table:table-cell>
          <table:table-cell table:style-name="ce13" office:value-type="string" calcext:value-type="string">
            <text:p>作成ボタン</text:p>
          </table:table-cell>
          <table:table-cell table:style-name="ce34" office:value-type="string" calcext:value-type="string">
            <text:p>正常</text:p>
          </table:table-cell>
          <table:table-cell table:style-name="ce16" office:value-type="string" calcext:value-type="string">
            <text:p>1.作成ボタンを押下する。</text:p>
          </table:table-cell>
          <table:table-cell table:style-name="ce38" office:value-type="string" calcext:value-type="string">
            <text:p>(イ. 遷移)</text:p>
            <text:p>1.授業が作成された旨のメッセージが表示され、授業作成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編集ダイアログ" table:style-name="ta2" table:print-ranges="授業編集ダイアログ.A1:授業編集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編集ダイアログ</text:p>
          </table:table-cell>
          <table:table-cell table:style-name="ce32" table:number-columns-repeated="5"/>
          <table:table-cell table:style-name="ce39" office:value-type="string" calcext:value-type="string">
            <text:p>編集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編集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編集ボタンを押下する。</text:p>
          </table:table-cell>
          <table:table-cell table:style-name="ce49" office:value-type="string" calcext:value-type="string">
            <text:p><text:span text:style-name="T2">(イ. 遷移)</text:span></text:p>
            <text:p><text:span text:style-name="T2">1.授業編集ダイアログが表示されること。</text:span></text:p>
            <text:p><text:span text:style-name="T2">  また、タイトルバーに「授業編集」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49" office:value-type="string" calcext:value-type="string">
            <text:p>(イ. 遷移)</text:p>
            <text:p>1.授業編集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3" calcext:value-type="float">
            <text:p>3</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49"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33" table:number-columns-repeated="3"/>
          <table:table-cell table:style-name="ce31"/>
          <table:table-cell table:number-columns-repeated="1013"/>
        </table:table-row>
        <table:table-row table:style-name="ro30">
          <table:table-cell table:style-name="ce29" office:value-type="float" office:value="4" calcext:value-type="float">
            <text:p>4</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テーマ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5" calcext:value-type="float">
            <text:p>5</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時間割</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時間帯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8" calcext:value-type="float">
            <text:p>8</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8"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11" calcext:value-type="float">
            <text:p>11</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38" office:value-type="string" calcext:value-type="string">
            <text:p>(イ. 遷移)</text:p>
            <text:p>1.授業が編集された旨のメッセージが表示され、授業編集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12" calcext:value-type="float">
            <text:p>12</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受講者一覧ボタン</text:p>
          </table:table-cell>
          <table:table-cell table:style-name="ce34" office:value-type="string" calcext:value-type="string">
            <text:p>正常</text:p>
          </table:table-cell>
          <table:table-cell table:style-name="ce16" office:value-type="string" calcext:value-type="string">
            <text:p>1.受講者一覧ボタンを押下する。</text:p>
          </table:table-cell>
          <table:table-cell table:style-name="ce38" office:value-type="string" calcext:value-type="string">
            <text:p>(イ. 遷移)</text:p>
            <text:p>1.受講者一覧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受講者一覧ダイアログ" table:style-name="ta2" table:print-ranges="受講者一覧ダイアログ.A1:受講者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者一覧ダイアログ</text:p>
          </table:table-cell>
          <table:table-cell table:style-name="ce32" table:number-columns-repeated="5"/>
          <table:table-cell table:style-name="ce39" office:value-type="string" calcext:value-type="string">
            <text:p>編集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編集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編集画面の受講者一覧ボタンを押下する。</text:p>
          </table:table-cell>
          <table:table-cell table:style-name="ce49" office:value-type="string" calcext:value-type="string">
            <text:p><text:span text:style-name="T2">(イ. 遷移)</text:span></text:p>
            <text:p><text:span text:style-name="T2">1.授業編集ダイアログが表示されること。</text:span></text:p>
            <text:p><text:span text:style-name="T2">  また、タイトルバーに「授業受講者一覧」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受講者一覧ダイアログのクローズボックスを押下する。</text:p>
          </table:table-cell>
          <table:table-cell table:style-name="ce49" office:value-type="string" calcext:value-type="string">
            <text:p>(イ. 遷移)</text:p>
            <text:p>1.受講者一覧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3" calcext:value-type="float">
            <text:p>3</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受講者一覧が表示される。受講者一覧のデータ行に以下の列が存在すること。</text:p>
            <text:p> a.名前</text:p>
            <text:p> b.予約状況</text:p>
            <text:p><text:span text:style-name="T1">2.選択したユーザとして会員トップ画面へ遷移する。</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5" calcext:value-type="float">
            <text:p>5</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6" calcext:value-type="float">
            <text:p>6</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予約状況</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予約状況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時間帯一覧画面" table:style-name="ta2" table:print-ranges="時間帯一覧画面.A1:時間帯一覧画面.K14">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時間帯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37">
          <table:table-cell table:style-name="ce29" office:value-type="float" office:value="1" calcext:value-type="float">
            <text:p>1</text:p>
          </table:table-cell>
          <table:table-cell table:style-name="ce13" office:value-type="string" calcext:value-type="string">
            <text:p>時間帯一覧</text:p>
          </table:table-cell>
          <table:table-cell table:style-name="ce13" office:value-type="string" calcext:value-type="string">
            <text:p>授業データ</text:p>
          </table:table-cell>
          <table:table-cell table:style-name="ce13"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画面を表示する。</text:p>
          </table:table-cell>
          <table:table-cell table:style-name="ce49"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2" calcext:value-type="float">
            <text:p>2</text:p>
          </table:table-cell>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16" office:value-type="string" calcext:value-type="string">
            <text:p>1.時間帯一覧画面を表示する。</text:p>
          </table:table-cell>
          <table:table-cell table:style-name="ce17"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9" office:value-type="float" office:value="3" calcext:value-type="float">
            <text:p>3</text:p>
          </table:table-cell>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2.選択したユーザとして会員トップ画面へ遷移す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4" calcext:value-type="float">
            <text:p>4</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4" office:value-type="string" calcext:value-type="string">
            <text:p>正常</text:p>
          </table:table-cell>
          <table:table-cell table:style-name="ce16" office:value-type="string" calcext:value-type="string">
            <text:p><text:span text:style-name="T1">1.時間帯一覧画面を表示する。</text:span></text:p>
            <text:p>2.有効チェックボックスを押下する。</text:p>
          </table:table-cell>
          <table:table-cell table:style-name="ce38" office:value-type="string" calcext:value-type="string">
            <text:p>(イ. 遷移)</text:p>
            <text:p>1.有効チェックボックスに編集対象の時間帯の有効か否かの判定がチェックボックスにセットされていること。</text:p>
            <text:p>2.チェックが入る事、または外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5" calcext:value-type="float">
            <text:p>5</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時間帯</text:p>
          </table:table-cell>
          <table:table-cell table:style-name="ce14" office:value-type="string" calcext:value-type="string">
            <text:p>正常</text:p>
          </table:table-cell>
          <table:table-cell table:style-name="ce16" office:value-type="string" calcext:value-type="string">
            <text:p>1.時間帯一覧画面を表示する。</text:p>
          </table:table-cell>
          <table:table-cell table:style-name="ce17" office:value-type="string" calcext:value-type="string">
            <text:p>(イ. 遷移)</text:p>
            <text:p>1.時間帯一覧のデータ行の時間帯列に時間帯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6" calcext:value-type="float">
            <text:p>6</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時間帯一覧画面を表示する。</text:span></text:p>
            <text:p>2.最小人数入力フォームを押下する。</text:p>
            <text:p>3.入力を行う。</text:p>
          </table:table-cell>
          <table:table-cell table:style-name="ce38"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時間帯一覧画面を表示する。</text:span></text:p>
            <text:p>2.最大人数入力フォームを押下する。</text:p>
            <text:p>3.入力を行う。</text:p>
          </table:table-cell>
          <table:table-cell table:style-name="ce38"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8" calcext:value-type="float">
            <text:p>8</text:p>
          </table:table-cell>
          <table:table-cell table:style-name="ce13" office:value-type="string" calcext:value-type="string">
            <text:p>時間帯一覧</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17" office:value-type="string" calcext:value-type="string">
            <text:p>(イ. 遷移)</text:p>
            <text:p>1.時間帯の更新が行われ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9" office:value-type="float" office:value="9" calcext:value-type="float">
            <text:p>9</text:p>
          </table:table-cell>
          <table:table-cell table:style-name="ce13" office:value-type="string" calcext:value-type="string">
            <text:p>時間帯一覧</text:p>
          </table:table-cell>
          <table:table-cell table:style-name="ce13" office:value-type="string" calcext:value-type="string">
            <text:p>静的テキスト</text:p>
          </table:table-cell>
          <table:table-cell table:style-name="ce13" office:value-type="string" calcext:value-type="string">
            <text:p>有効チェックボックス解説</text:p>
          </table:table-cell>
          <table:table-cell table:style-name="ce34" office:value-type="string" calcext:value-type="string">
            <text:p>正常</text:p>
          </table:table-cell>
          <table:table-cell table:style-name="ce16" office:value-type="string" calcext:value-type="string">
            <text:p>1.時間帯一覧画面を表示する。</text:p>
          </table:table-cell>
          <table:table-cell table:style-name="ce49"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number-columns-repeated="2"/>
          <table:table-cell table:style-name="ce17"/>
          <table:table-cell table:style-name="ce20"/>
          <table:table-cell table:style-name="ce23"/>
          <table:table-cell table:style-name="ce24"/>
          <table:table-cell table:number-columns-repeated="1013"/>
        </table:table-row>
        <table:table-row table:style-name="ro6" table:number-rows-repeated="1048522">
          <table:table-cell table:number-columns-repeated="1024"/>
        </table:table-row>
        <table:table-row table:style-name="ro24" table:number-rows-repeated="39">
          <table:table-cell table:number-columns-repeated="1024"/>
        </table:table-row>
        <table:table-row table:style-name="ro24">
          <table:table-cell table:number-columns-repeated="1024"/>
        </table:table-row>
      </table:table>
      <table:table table:name="メルマガ画面" table:style-name="ta2" table:print-ranges="メルマガ画面.A1:メルマガ画面.K3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ルマガ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0" calcext:value-type="float">
            <text:p>10</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メルマガ画面を表示する。</text:p>
            <text:p>2.店舗選択セレクトメニューを押下する。</text:p>
            <text:p>3.任意の項目を選択する。</text:p>
          </table:table-cell>
          <table:table-cell table:style-name="ce17"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1" calcext:value-type="float">
            <text:p>11</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画面を表示する。</text:p>
            <text:p>2.メルマガ種別選択セレクトメニューを押下する。</text:p>
            <text:p>3.任意の項目を選択する。</text:p>
          </table:table-cell>
          <table:table-cell table:style-name="ce17"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2" calcext:value-type="float">
            <text:p>12</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内容検索フォーム</text:p>
          </table:table-cell>
          <table:table-cell table:style-name="ce14" office:value-type="string" calcext:value-type="string">
            <text:p>正常</text:p>
          </table:table-cell>
          <table:table-cell table:style-name="ce36" office:value-type="string" calcext:value-type="string">
            <text:p>1.メルマガ画面を表示する。</text:p>
            <text:p>2.内容検索フォームを押下する。</text:p>
            <text:p>3.入力を行う。</text:p>
          </table:table-cell>
          <table:table-cell table:style-name="ce17" office:value-type="string" calcext:value-type="string">
            <text:p>(イ. 遷移)</text:p>
            <text:p>1.内容検索フォームが空であること。</text:p>
            <text:p>2.内容検索フォームにカーソルがフォーカスされること。</text:p>
            <text:p>3.入力が行わ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3" calcext:value-type="float">
            <text:p>13</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4" calcext:value-type="float">
            <text:p>14</text:p>
          </table:table-cell>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14" office:value-type="string" calcext:value-type="string">
            <text:p>正常</text:p>
          </table:table-cell>
          <table:table-cell table:style-name="ce36" office:value-type="string" calcext:value-type="string">
            <text:p>1.新規ボタンを押下する。</text:p>
          </table:table-cell>
          <table:table-cell table:style-name="ce17"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5" calcext:value-type="float">
            <text:p>15</text:p>
          </table:table-cell>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36"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17" office:value-type="string" calcext:value-type="string">
            <text:p>(イ. 遷移)</text:p>
            <text:p><text:span text:style-name="T1">1.データ行が選択されていない旨のメッセージが表示され、削除が行われないこと。</text:span></text:p>
            <text:p><text:span text:style-name="T1">2.確認ダイアログが表示されること。</text:span></text:p>
            <text:p><text:span text:style-name="T1">3.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16" calcext:value-type="float">
            <text:p>16</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4" office:value-type="string" calcext:value-type="string">
            <text:p>正常</text:p>
          </table:table-cell>
          <table:table-cell table:style-name="ce36" office:value-type="string" calcext:value-type="string">
            <text:p>1.全選択ボタンを押下する。</text:p>
          </table:table-cell>
          <table:table-cell table:style-name="ce17" office:value-type="string" calcext:value-type="string">
            <text:p>(イ. 遷移)</text:p>
            <text:p>1.メルマガ一覧の全てのデータ行がハイライトされ、選択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17" calcext:value-type="float">
            <text:p>17</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4" office:value-type="string" calcext:value-type="string">
            <text:p>正常</text:p>
          </table:table-cell>
          <table:table-cell table:style-name="ce36" office:value-type="string" calcext:value-type="string">
            <text:p>1.全解除ボタンを押下する。</text:p>
          </table:table-cell>
          <table:table-cell table:style-name="ce17" office:value-type="string" calcext:value-type="string">
            <text:p>(イ. 遷移)</text:p>
            <text:p>1.メルマガ一覧の全てのデータ行のハイライトが消えて、選択解除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8" office:value-type="float" office:value="18" calcext:value-type="float">
            <text:p>18</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table-cell table:style-name="ce28" office:value-type="float" office:value="19" calcext:value-type="float">
            <text:p>19</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押下する。</text:p>
          </table:table-cell>
          <table:table-cell table:style-name="ce17" office:value-type="string" calcext:value-type="string">
            <text:p><text:span text:style-name="T1">(イ. 遷移)</text:span></text:p>
            <text:p><text:span text:style-name="T1">1.メルマガ画面、メルマガ一覧が表示され、メルマガ一覧のデータ行に以下の列が存在すること。</text:span></text:p>
            <text:p><text:span text:style-name="T1"> a.No.</text:span></text:p>
            <text:p><text:span text:style-name="T1"> b.送信日時</text:span></text:p>
            <text:p><text:span text:style-name="T1"> c.タイトル</text:span></text:p>
            <text:p><text:span text:style-name="T1"> d.内容</text:span></text:p>
            <text:p><text:span text:style-name="T1">2.押下した行がハイライトされ、選択状態に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1" calcext:value-type="float">
            <text:p>21</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送信日時</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送信日時列にメルマガの送信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2" calcext:value-type="float">
            <text:p>22</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タイトル</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タイトル列にメルマガのタイトル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3" calcext:value-type="float">
            <text:p>23</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内容列にメルマガの内容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8" office:value-type="float" office:value="24" calcext:value-type="float">
            <text:p>24</text:p>
          </table:table-cell>
          <table:table-cell table:style-name="ce13" office:value-type="string" calcext:value-type="string">
            <text:p>ユーザ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8">
          <table:table-cell table:number-columns-repeated="1024"/>
        </table:table-row>
        <table:table-row table:style-name="ro24" table:number-rows-repeated="28">
          <table:table-cell table:number-columns-repeated="1024"/>
        </table:table-row>
        <table:table-row table:style-name="ro24">
          <table:table-cell table:number-columns-repeated="1024"/>
        </table:table-row>
      </table:table>
      <table:table table:name="メルマガ作成ダイアログ" table:style-name="ta2" table:print-ranges="メルマガ作成ダイアログ.A1:メルマガ作成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ルマガ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ルマガ画面の新規ボタンを押下する。</text:p>
          </table:table-cell>
          <table:table-cell table:style-name="ce49"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ルマガ作成ダイアログのクローズボックスを押下する。</text:p>
          </table:table-cell>
          <table:table-cell table:style-name="ce49" office:value-type="string" calcext:value-type="string">
            <text:p>(イ. 遷移)</text:p>
            <text:p>1.メルマガ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店舗選択セレクトメニューを押下する。</text:p>
            <text:p>3.任意の項目を選択する。</text:p>
          </table:table-cell>
          <table:table-cell table:style-name="ce17"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メルマガ種別選択セレクトメニューを押下する。</text:p>
            <text:p>3.任意の項目を選択する。</text:p>
          </table:table-cell>
          <table:table-cell table:style-name="ce17"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6" calcext:value-type="float">
            <text:p>6</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内容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内容入力フォームを押下する。</text:p>
            <text:p>3.入力を行う。</text:p>
          </table:table-cell>
          <table:table-cell table:style-name="ce38" office:value-type="string" calcext:value-type="string">
            <text:p>(イ. 遷移)</text:p>
            <text:p>1.内容入力フォームが空であること。</text:p>
            <text:p>2.内容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7" calcext:value-type="float">
            <text:p>7</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8" calcext:value-type="float">
            <text:p>8</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ルマガ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テンプレ" table:style-name="ta2" table:print-ranges="テンプレ.A1:テンプレ.AR20">
        <office:forms form:automatic-focus="false" form:apply-design-mode="false"/>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38">
          <table:table-cell table:style-name="ce11"/>
          <table:table-cell table:style-name="ce11" office:value-type="string" calcext:value-type="string">
            <text:p>対象画面：ログイン画面</text:p>
          </table:table-cell>
          <table:table-cell table:style-name="ce11" table:number-columns-repeated="3"/>
          <table:table-cell table:style-name="ce50" table:number-columns-repeated="5"/>
          <table:table-cell table:style-name="ce57"/>
          <table:table-cell table:style-name="ce50" table:number-columns-repeated="18"/>
          <table:table-cell table:style-name="ce39" office:value-type="string" calcext:value-type="string">
            <text:p>作成者</text:p>
          </table:table-cell>
          <table:table-cell table:style-name="ce50"/>
          <table:table-cell table:style-name="ce19"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38">
          <table:table-cell table:style-name="ce50" table:number-columns-repeated="29"/>
          <table:table-cell table:style-name="ce39" office:value-type="string" calcext:value-type="string">
            <text:p>作成日時</text:p>
          </table:table-cell>
          <table:table-cell table:style-name="ce50"/>
          <table:table-cell table:style-name="ce19" office:value-type="string" calcext:value-type="string">
            <text:p>：</text:p>
          </table:table-cell>
          <table:table-cell table:style-name="ce22" office:value-type="date" office:date-value="2014-07-28" calcext:value-type="date" table:number-columns-spanned="5" table:number-rows-spanned="1">
            <text:p>2014-07-28</text:p>
          </table:table-cell>
          <table:covered-table-cell table:number-columns-repeated="4" table:style-name="ce22"/>
          <table:table-cell table:style-name="ce50" table:number-columns-repeated="3"/>
          <table:table-cell table:number-columns-repeated="984"/>
        </table:table-row>
        <table:table-row table:style-name="ro38">
          <table:table-cell table:style-name="ce51"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38">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29"/>
          <table:table-cell table:style-name="ce13" table:number-columns-repeated="8"/>
          <table:table-cell table:style-name="ce13" table:number-columns-spanned="4" table:number-rows-spanned="1"/>
          <table:covered-table-cell table:number-columns-repeated="3" table:style-name="ce13"/>
          <table:table-cell table:style-name="ce34" table:number-columns-spanned="2" table:number-rows-spanned="1"/>
          <table:covered-table-cell table:style-name="ce34"/>
          <table:table-cell table:style-name="ce16" table:number-columns-spanned="11" table:number-rows-spanned="1"/>
          <table:covered-table-cell table:number-columns-repeated="10" table:style-name="ce16"/>
          <table:table-cell table:style-name="ce38" table:number-columns-spanned="9" table:number-rows-spanned="1"/>
          <table:covered-table-cell table:number-columns-repeated="8" table:style-name="ce38"/>
          <table:table-cell table:style-name="ce20" table:number-columns-spanned="2" table:number-rows-spanned="1"/>
          <table:covered-table-cell table:style-name="ce20"/>
          <table:table-cell table:style-name="ce20" table:number-columns-spanned="3" table:number-rows-spanned="1"/>
          <table:covered-table-cell table:number-columns-repeated="2" table:style-name="ce64"/>
          <table:table-cell table:style-name="ce23" table:number-columns-spanned="4" table:number-rows-spanned="1"/>
          <table:covered-table-cell table:number-columns-repeated="3" table:style-name="ce68"/>
          <table:table-cell table:style-name="ce24"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H1:フラワースクールトップ画面.H1048541" table:orientation="column"/>
        <table:database-range table:name="__Anonymous_Sheet_DB__2" table:target-range-address="会員トップ画面.H14:会員トップ画面.H16" table:orientation="column"/>
        <table:database-range table:name="__Anonymous_Sheet_DB__3" table:target-range-address="日ごと授業一覧ダイアログ.H4:日ごと授業一覧ダイアログ.H4" table:orientation="column"/>
        <table:database-range table:name="__Anonymous_Sheet_DB__4" table:target-range-address="授業予約ダイアログ.H4:授業予約ダイアログ.H4" table:orientation="column"/>
        <table:database-range table:name="__Anonymous_Sheet_DB__5" table:target-range-address="授業キャンセルダイアログ.H4:授業キャンセルダイアログ.H4" table:orientation="column"/>
        <table:database-range table:name="__Anonymous_Sheet_DB__6" table:target-range-address="プロフィール変更画面.H4:プロフィール変更画面.H4" table:orientation="column"/>
        <table:database-range table:name="__Anonymous_Sheet_DB__7" table:target-range-address="目安箱画面.H4:目安箱画面.H4" table:orientation="column"/>
        <table:database-range table:name="__Anonymous_Sheet_DB__8" table:target-range-address="ギャラリー画面.H4:ギャラリー画面.H4" table:orientation="column"/>
        <table:database-range table:name="__Anonymous_Sheet_DB__9" table:target-range-address="ブログ画面.H4:ブログ画面.H4" table:orientation="column"/>
        <table:database-range table:name="__Anonymous_Sheet_DB__10" table:target-range-address="マイギャラリー画面.H4:マイギャラリー画面.H4" table:orientation="column"/>
        <table:database-range table:name="__Anonymous_Sheet_DB__11" table:target-range-address="マイブログ画面.H4:マイブログ画面.H4" table:orientation="column"/>
        <table:database-range table:name="__Anonymous_Sheet_DB__12" table:target-range-address="ブログ編集画面.H4:ブログ編集画面.H4" table:orientation="column"/>
        <table:database-range table:name="__Anonymous_Sheet_DB__13" table:target-range-address="管理者画面.H4:管理者画面.H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7:受講承認一覧画面.H7" table:orientation="column"/>
        <table:database-range table:name="__Anonymous_Sheet_DB__21" table:target-range-address="商品購入承認一覧画面.H7:商品購入承認一覧画面.H7" table:orientation="column"/>
        <table:database-range table:name="__Anonymous_Sheet_DB__22" table:target-range-address="ユーザ一覧画面.H4:ユーザ一覧画面.H4" table:orientation="column"/>
        <table:database-range table:name="__Anonymous_Sheet_DB__23" table:target-range-address="メール送信ダイアログ.H4:メール送信ダイアログ.H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4:授業作成ダイアログ.H4" table:orientation="column"/>
        <table:database-range table:name="__Anonymous_Sheet_DB__29" table:target-range-address="授業編集ダイアログ.H4:授業編集ダイアログ.H4"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4:メルマガ作成ダイアログ.H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4">0000/00/00</text:date>, <text:time style:data-style-name="N2" text:time-value="10:37:06.939950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14">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14">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14T10:53:38.456509000</dc:date>
    <meta:editing-cycles>1255</meta:editing-cycles>
    <meta:editing-duration>P25DT18H12M54S</meta:editing-duration>
    <meta:generator>LibreOffice/4.3.2.2$MacOSX_X86_64 LibreOffice_project/edfb5295ba211bd31ad47d0bad0118690f76407d</meta:generator>
    <meta:print-date>2015-10-18T18:15:57.136793000</meta:print-date>
    <meta:document-statistic meta:table-count="35" meta:cell-count="3828" meta:object-count="0"/>
  </office:meta>
</office:document-meta>
</file>